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27020000108B00000B1E6025F57CEA380A21.svg" manifest:media-type="image/svg+xml"/>
  <manifest:file-entry manifest:full-path="Pictures/10000201000000A00000006C018A837C832CBE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0.793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4cm" fo:min-width="0.396cm" fo:padding-top="0.05cm" fo:padding-bottom="0.1cm" fo:padding-left="0cm" fo:padding-right="0cm"/>
      <style:paragraph-properties style:writing-mode="lr-tb"/>
    </style:style>
    <style:style style:name="gr9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5cm" fo:min-width="0.422cm" fo:padding-top="0.05cm" fo:padding-bottom="0.1cm" fo:padding-left="0cm" fo:padding-right="0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3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5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2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3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0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3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3cm" fo:min-width="0.396cm" fo:padding-top="0.05cm" fo:padding-bottom="0.1cm" fo:padding-left="0cm" fo:padding-right="0cm"/>
      <style:paragraph-properties style:writing-mode="lr-tb"/>
    </style:style>
    <style:style style:name="gr144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28cm" fo:min-width="0.396cm" fo:padding-top="0.05cm" fo:padding-bottom="0.1cm" fo:padding-left="0cm" fo:padding-right="0cm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6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89cm" fo:min-width="0.396cm" fo:padding-top="0.05cm" fo:padding-bottom="0.1cm" fo:padding-left="0cm" fo:padding-right="0cm"/>
      <style:paragraph-properties style:writing-mode="lr-tb"/>
    </style:style>
    <style:style style:name="gr154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cm" fo:min-width="3.814cm" fo:padding-top="0.1cm" fo:padding-bottom="0.1cm" fo:padding-left="0.267cm" fo:padding-right="0.267cm"/>
      <style:paragraph-properties style:writing-mode="lr-tb"/>
    </style:style>
    <style:style style:name="gr15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814cm" fo:padding-top="0.1cm" fo:padding-bottom="0.1cm" fo:padding-left="0.267cm" fo:padding-right="0.267cm"/>
      <style:paragraph-properties style:writing-mode="lr-tb"/>
    </style:style>
    <style:style style:name="gr156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14cm" fo:min-width="0.396cm" fo:padding-top="0.05cm" fo:padding-bottom="0.1cm" fo:padding-left="0cm" fo:padding-right="0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61cm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3.5cm"/>
    </style:style>
    <style:style style:name="gr163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5" style:family="graphic" style:parent-style-name="standard">
      <style:graphic-properties svg:stroke-width="0.035cm" draw:marker-start-width="0.352cm" draw:marker-end-width="0.352cm" draw:stroke-linejoin="miter" svg:stroke-linecap="square" draw:fill-color="#add8e6" draw:textarea-horizontal-align="justify" draw:textarea-vertical-align="middle" draw:auto-grow-height="false" fo:min-height="0.469cm" fo:min-width="3.304cm" fo:padding-top="0.1cm" fo:padding-bottom="0.1cm" fo:padding-left="0.267cm" fo:padding-right="0.267cm"/>
      <style:paragraph-properties style:writing-mode="lr-tb"/>
    </style:style>
    <style:style style:name="gr176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3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5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4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cm" fo:min-width="3.814cm" fo:padding-top="0.1cm" fo:padding-bottom="0.1cm" fo:padding-left="0.267cm" fo:padding-right="0.267cm"/>
      <style:paragraph-properties style:writing-mode="lr-tb"/>
    </style:style>
    <style:style style:name="gr262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814cm" fo:padding-top="0.1cm" fo:padding-bottom="0.1cm" fo:padding-left="0.267cm" fo:padding-right="0.267cm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286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287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6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97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29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add8e6"/>
      <style:paragraph-properties fo:text-align="center" style:writing-mode="lr-tb"/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none"/>
      <style:paragraph-properties style:writing-mode="lr-tb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1" style:family="paragraph">
      <loext:graphic-properties draw:fill-color="#add8e6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c5000b" loext:opacity="100%" fo:font-size="11pt" fo:font-weight="bold" style:font-size-asian="11pt" style:font-weight-asian="bold" style:font-size-complex="11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loext:opacity="100%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loext:opacity="100%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loext:opacity="100%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loext:opacity="100%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000000" loext:opacity="100%" style:text-position="sub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-33% 58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33% 58%" style:font-name="Arial1" fo:font-size="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33% 58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color="#c5000b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c5000b" loext:opacity="100%" style:text-position="-33% 58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5000b" loext:opacity="100%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3465a4" loext:opacity="100%" style:text-position="-33% 58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058cm" svg:y1="3.502cm" svg:x2="7.648cm" svg:y2="3.502cm">
            <text:p/>
          </draw:line>
          <draw:polyline draw:style-name="gr79" draw:text-style-name="P20" draw:layer="layout" svg:width="1.296cm" svg:height="1.401cm" svg:x="6.378cm" svg:y="3.499cm" svg:viewBox="0 0 1297 1402" draw:points="1297,0 1297,1402 0,1402">
            <text:p/>
          </draw:polyline>
          <draw:polyline draw:style-name="gr78" draw:text-style-name="P20" draw:layer="layout" svg:width="0.384cm" svg:height="1.036cm" svg:x="3.885cm" svg:y="3.864cm" svg:viewBox="0 0 385 1037" draw:points="0,0 0,1037 0,1036 76,1036 74,1037 385,1037">
            <text:p/>
          </draw:polyline>
          <draw:line draw:style-name="gr80" draw:text-style-name="P21" draw:layer="layout" svg:x1="6.273cm" svg:y1="4.524cm" svg:x2="6.273cm" svg:y2="4.387cm">
            <text:p/>
          </draw:line>
          <draw:line draw:style-name="gr81" draw:text-style-name="P20" draw:layer="layout" svg:x1="6.273cm" svg:y1="4.857cm" svg:x2="6.273cm" svg:y2="3.88cm">
            <text:p/>
          </draw:line>
          <draw:line draw:style-name="gr81" draw:text-style-name="P20" draw:layer="layout" svg:x1="7.675cm" svg:y1="4.064cm" svg:x2="7.675cm" svg:y2="4.316cm">
            <text:p/>
          </draw:line>
          <draw:ellipse draw:style-name="gr82" draw:text-style-name="P22" draw:layer="layout" svg:width="0.132cm" svg:height="0.13cm" svg:x="6.207cm" svg:y="4.836cm">
            <text:p/>
          </draw:ellipse>
          <draw:g>
            <draw:rect draw:style-name="gr83" draw:text-style-name="P23" draw:layer="layout" svg:width="0.754cm" svg:height="0.811cm" svg:x="6.706cm" svg:y="4.48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23" draw:layer="layout" svg:width="0.753cm" svg:height="0.811cm" svg:x="4.17cm" svg:y="4.48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84cm" svg:y1="4.524cm" svg:x2="3.884cm" svg:y2="4.387cm">
            <text:p/>
          </draw:line>
          <draw:frame draw:style-name="gr85" draw:text-style-name="P25" draw:layer="layout" svg:width="0.7cm" svg:height="0.574cm" svg:x="3.148cm" svg:y="3.974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596cm" svg:y="3.97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66cm" svg:y1="2.002cm" svg:x2="3.815cm" svg:y2="2.002cm">
            <text:p/>
          </draw:line>
          <draw:polyline draw:style-name="gr78" draw:text-style-name="P20" draw:layer="layout" svg:width="1.399cm" svg:height="1.142cm" svg:x="5.848cm" svg:y="1.997cm" svg:viewBox="0 0 1400 1143" draw:points="1400,1143 1400,0 1400,0 0,0">
            <text:p/>
          </draw:polyline>
          <draw:line draw:style-name="gr78" draw:text-style-name="P20" draw:layer="layout" svg:x1="5.348cm" svg:y1="2.003cm" svg:x2="4.053cm" svg:y2="2.003cm">
            <text:p/>
          </draw:line>
          <draw:ellipse draw:style-name="gr87" draw:text-style-name="P22" draw:layer="layout" svg:width="0.131cm" svg:height="0.126cm" svg:x="3.815cm" svg:y="1.945cm">
            <text:p/>
          </draw:ellipse>
          <draw:line draw:style-name="gr78" draw:text-style-name="P20" draw:layer="layout" svg:x1="3.886cm" svg:y1="3.164cm" svg:x2="3.886cm" svg:y2="2.002cm">
            <text:p/>
          </draw:line>
          <draw:line draw:style-name="gr81" draw:text-style-name="P20" draw:layer="layout" svg:x1="6.013cm" svg:y1="2.013cm" svg:x2="6.215cm" svg:y2="2.013cm">
            <text:p/>
          </draw:line>
          <draw:g>
            <draw:rect draw:style-name="gr88" draw:text-style-name="P23" draw:layer="layout" svg:width="0.754cm" svg:height="0.811cm" svg:x="6.207cm" svg:y="1.581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23" draw:layer="layout" svg:width="0.753cm" svg:height="0.811cm" svg:x="4.271cm" svg:y="1.581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37cm" svg:y1="2.002cm" svg:x2="4.282cm" svg:y2="2.002cm">
            <text:p/>
          </draw:line>
          <draw:line draw:style-name="gr80" draw:text-style-name="P21" draw:layer="layout" svg:x1="7.248cm" svg:y1="2.449cm" svg:x2="7.248cm" svg:y2="2.833cm">
            <text:p/>
          </draw:line>
          <draw:frame draw:style-name="gr90" draw:text-style-name="P25" draw:layer="layout" svg:width="0.556cm" svg:height="0.719cm" svg:x="3.229cm" svg:y="2.39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99cm" svg:y="2.39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86cm" svg:y1="2.449cm" svg:x2="3.886cm" svg:y2="2.833cm">
            <text:p/>
          </draw:line>
          <draw:line draw:style-name="gr79" draw:text-style-name="P20" draw:layer="layout" svg:x1="6.448cm" svg:y1="4.901cm" svg:x2="5.663cm" svg:y2="4.901cm">
            <text:p/>
          </draw:line>
          <draw:ellipse draw:style-name="gr82" draw:text-style-name="P22" draw:layer="layout" svg:width="0.132cm" svg:height="0.13cm" svg:x="7.608cm" svg:y="3.437cm">
            <text:p/>
          </draw:ellipse>
          <draw:custom-shape draw:style-name="gr92" draw:text-style-name="P27" draw:layer="layout" svg:width="3.838cm" svg:height="0.724cm" svg:x="3.51cm" svg:y="3.14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54cm" svg:y="3.08cm">
            <draw:text-box>
              <text:p><text:span text:style-name="T21">Σ</text:span></text:p>
            </draw:text-box>
          </draw:frame>
          <draw:line draw:style-name="gr94" draw:text-style-name="P29" draw:layer="layout" svg:x1="5.292cm" svg:y1="1.992cm" svg:x2="5.792cm" svg:y2="1.992cm">
            <text:p/>
          </draw:line>
          <draw:custom-shape draw:style-name="gr95" draw:text-style-name="P31" draw:layer="layout" svg:width="0.79cm" svg:height="0.687cm" svg:x="8.058cm" svg:y="3.158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47cm" svg:y1="3.502cm" svg:x2="7.348cm" svg:y2="3.502cm">
            <text:p/>
          </draw:line>
          <draw:line draw:style-name="gr79" draw:text-style-name="P20" draw:layer="layout" svg:x1="5.248cm" svg:y1="4.901cm" svg:x2="4.901cm" svg:y2="4.901cm">
            <text:p/>
          </draw:line>
          <draw:line draw:style-name="gr78" draw:text-style-name="P20" draw:layer="layout" svg:x1="5.573cm" svg:y1="3.157cm" svg:x2="5.573cm" svg:y2="2.778cm">
            <text:p/>
          </draw:line>
          <draw:line draw:style-name="gr94" draw:text-style-name="P29" draw:layer="layout" svg:x1="5.126cm" svg:y1="4.903cm" svg:x2="5.626cm" svg:y2="4.903cm">
            <text:p/>
          </draw:line>
          <draw:line draw:style-name="gr79" draw:text-style-name="P20" draw:layer="layout" svg:x1="5.373cm" svg:y1="4.278cm" svg:x2="5.373cm" svg:y2="3.888cm">
            <text:p/>
          </draw:line>
          <draw:custom-shape draw:style-name="gr96" draw:text-style-name="P31" draw:layer="layout" svg:width="0.842cm" svg:height="0.689cm" svg:x="2.737cm" svg:y="1.657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48cm" svg:y1="2.002cm" svg:x2="2.737cm" svg:y2="2.002cm">
            <text:p/>
          </draw:line>
          <draw:line draw:style-name="gr97" draw:text-style-name="P20" draw:layer="layout" svg:x1="5.373cm" svg:y1="4.586cm" svg:x2="5.373cm" svg:y2="4.196cm">
            <text:p/>
          </draw:line>
          <draw:line draw:style-name="gr97" draw:text-style-name="P20" draw:layer="layout" svg:x1="5.573cm" svg:y1="2.886cm" svg:x2="5.573cm" svg:y2="2.496cm">
            <text:p/>
          </draw:line>
          <draw:line draw:style-name="gr78" draw:text-style-name="P20" draw:layer="layout" svg:x1="9.2cm" svg:y1="3.502cm" svg:x2="8.841cm" svg:y2="3.502cm">
            <text:p/>
          </draw:line>
          <draw:frame draw:style-name="gr98" draw:text-style-name="P29" draw:layer="layout" svg:width="1.5cm" svg:height="1.007cm" svg:x="7.548cm" svg:y="1.792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201000000A00000006C018A837C832CBEC3.png" xlink:type="simple" xlink:show="embed" xlink:actuate="onLoad" draw:mime-type="image/png"/>
          </draw:fram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2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6" draw:text-style-name="P18" draw:layer="layout" svg:width="0.537cm" svg:height="0.537cm" svg:x="11.505cm" svg:y="10.899cm">
                <text:p/>
              </draw:circle>
              <draw:line draw:style-name="gr107" draw:text-style-name="P18" draw:layer="layout" svg:x1="11.915cm" svg:y1="11.168cm" svg:x2="11.63cm" svg:y2="11.168cm">
                <text:p/>
              </draw:line>
              <draw:line draw:style-name="gr108" draw:text-style-name="P18" draw:layer="layout" svg:x1="11.774cm" svg:y1="11.024cm" svg:x2="11.774cm" svg:y2="11.309cm">
                <text:p/>
              </draw:line>
            </draw:g>
            <draw:g>
              <draw:rect draw:style-name="gr109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0" draw:text-style-name="P18" draw:layer="layout" svg:width="0.537cm" svg:height="0.537cm" svg:x="13.806cm" svg:y="10.9cm">
                <text:p/>
              </draw:circle>
              <draw:line draw:style-name="gr111" draw:text-style-name="P18" draw:layer="layout" svg:x1="14.216cm" svg:y1="11.169cm" svg:x2="13.931cm" svg:y2="11.169cm">
                <text:p/>
              </draw:line>
              <draw:line draw:style-name="gr112" draw:text-style-name="P18" draw:layer="layout" svg:x1="14.075cm" svg:y1="11.025cm" svg:x2="14.075cm" svg:y2="11.31cm">
                <text:p/>
              </draw:line>
            </draw:g>
            <draw:g>
              <draw:circle draw:style-name="gr113" draw:text-style-name="P18" draw:layer="layout" svg:width="0.537cm" svg:height="0.537cm" svg:x="16.107cm" svg:y="10.901cm">
                <text:p/>
              </draw:circle>
              <draw:line draw:style-name="gr114" draw:text-style-name="P18" draw:layer="layout" svg:x1="16.517cm" svg:y1="11.17cm" svg:x2="16.232cm" svg:y2="11.17cm">
                <text:p/>
              </draw:line>
              <draw:line draw:style-name="gr115" draw:text-style-name="P18" draw:layer="layout" svg:x1="16.376cm" svg:y1="11.026cm" svg:x2="16.376cm" svg:y2="11.311cm">
                <text:p/>
              </draw:line>
            </draw:g>
            <draw:g>
              <draw:rect draw:style-name="gr116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74cm" svg:x="12.023cm" svg:y="11.745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74cm" svg:x="14.283cm" svg:y="11.745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74cm" svg:x="15.642cm" svg:y="9.989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74cm" svg:x="14.3cm" svg:y="9.989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74cm" svg:x="12.052cm" svg:y="9.989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121" draw:text-style-name="P33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124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5" draw:text-style-name="P18" draw:layer="layout" svg:width="0.45cm" svg:height="0.45cm" svg:x="7.473cm" svg:y="8.691cm">
              <text:p/>
            </draw:circle>
            <draw:line draw:style-name="gr126" draw:text-style-name="P18" draw:layer="layout" svg:x1="7.58cm" svg:y1="8.917cm" svg:x2="7.819cm" svg:y2="8.917cm">
              <text:p/>
            </draw:line>
            <draw:line draw:style-name="gr127" draw:text-style-name="P18" draw:layer="layout" svg:x1="7.697cm" svg:y1="8.796cm" svg:x2="7.697cm" svg:y2="9.035cm">
              <text:p/>
            </draw:line>
          </draw:g>
          <draw:g>
            <draw:rect draw:style-name="gr128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74cm" svg:x="6.932cm" svg:y="10.635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74cm" svg:x="4.916cm" svg:y="10.636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74cm" svg:x="2.14cm" svg:y="9.71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1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2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74cm" svg:x="6.883cm" svg:y="9.523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74cm" svg:x="5.841cm" svg:y="9.523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74cm" svg:x="3.193cm" svg:y="9.423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3" draw:text-style-name="P18" draw:layer="layout" svg:width="0.45cm" svg:height="0.45cm" svg:x="5.438cm" svg:y="8.691cm">
              <text:p/>
            </draw:circle>
            <draw:line draw:style-name="gr134" draw:text-style-name="P18" draw:layer="layout" svg:x1="5.545cm" svg:y1="8.917cm" svg:x2="5.784cm" svg:y2="8.917cm">
              <text:p/>
            </draw:line>
            <draw:line draw:style-name="gr135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6" draw:text-style-name="P18" draw:layer="layout" svg:width="0.45cm" svg:height="0.45cm" svg:x="5.438cm" svg:y="11.591cm">
              <text:p/>
            </draw:circle>
            <draw:line draw:style-name="gr137" draw:text-style-name="P18" draw:layer="layout" svg:x1="5.545cm" svg:y1="11.817cm" svg:x2="5.784cm" svg:y2="11.817cm">
              <text:p/>
            </draw:line>
            <draw:line draw:style-name="gr138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9" draw:text-style-name="P18" draw:layer="layout" svg:width="0.45cm" svg:height="0.45cm" svg:x="2.923cm" svg:y="10.133cm">
              <text:p/>
            </draw:circle>
            <draw:line draw:style-name="gr140" draw:text-style-name="P18" draw:layer="layout" svg:x1="3.03cm" svg:y1="10.359cm" svg:x2="3.269cm" svg:y2="10.359cm">
              <text:p/>
            </draw:line>
            <draw:line draw:style-name="gr141" draw:text-style-name="P18" draw:layer="layout" svg:x1="3.147cm" svg:y1="10.238cm" svg:x2="3.147cm" svg:y2="10.477cm">
              <text:p/>
            </draw:line>
          </draw:g>
          <draw:g>
            <draw:rect draw:style-name="gr142" draw:text-style-name="P33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4" draw:layer="layout" svg:width="0.79cm" svg:height="0.758cm" svg:x="13.089cm" svg:y="13.793cm">
            <text:p text:style-name="P30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4" draw:layer="layout" svg:width="0.79cm" svg:height="0.756cm" svg:x="16.521cm" svg:y="13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45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line draw:style-name="gr79" draw:text-style-name="P20" draw:layer="layout" svg:x1="11.906cm" svg:y1="3.027cm" svg:x2="12.252cm" svg:y2="3.027cm">
            <text:p/>
          </draw:line>
          <draw:line draw:style-name="gr78" draw:text-style-name="P20" draw:layer="layout" svg:x1="16.289cm" svg:y1="1.953cm" svg:x2="16.289cm" svg:y2="2.987cm">
            <text:p/>
          </draw:line>
          <draw:line draw:style-name="gr78" draw:text-style-name="P20" draw:layer="layout" svg:x1="16.246cm" svg:y1="3.028cm" svg:x2="14.746cm" svg:y2="3.028cm">
            <text:p/>
          </draw:line>
          <draw:line draw:style-name="gr78" draw:text-style-name="P20" draw:layer="layout" svg:x1="13.761cm" svg:y1="3.028cm" svg:x2="12.448cm" svg:y2="3.028cm">
            <text:p/>
          </draw:line>
          <draw:line draw:style-name="gr80" draw:text-style-name="P21" draw:layer="layout" svg:x1="13.793cm" svg:y1="2.55cm" svg:x2="13.793cm" svg:y2="2.413cm">
            <text:p/>
          </draw:line>
          <draw:ellipse draw:style-name="gr87" draw:text-style-name="P22" draw:layer="layout" svg:width="0.131cm" svg:height="0.126cm" svg:x="12.244cm" svg:y="2.97cm">
            <text:p/>
          </draw:ellipse>
          <draw:ellipse draw:style-name="gr82" draw:text-style-name="P22" draw:layer="layout" svg:width="0.131cm" svg:height="0.129cm" svg:x="16.223cm" svg:y="2.968cm">
            <text:p/>
          </draw:ellipse>
          <draw:line draw:style-name="gr79" draw:text-style-name="P20" draw:layer="layout" svg:x1="13.793cm" svg:y1="2.981cm" svg:x2="13.793cm" svg:y2="1.953cm">
            <text:p/>
          </draw:line>
          <draw:line draw:style-name="gr104" draw:text-style-name="P21" draw:layer="layout" svg:x1="16.29cm" svg:y1="3.605cm" svg:x2="16.29cm" svg:y2="3.722cm">
            <text:p/>
          </draw:line>
          <draw:polyline draw:style-name="gr146" draw:text-style-name="P32" draw:layer="layout" svg:width="0.462cm" svg:height="1.258cm" svg:x="11.658cm" svg:y="3.343cm" svg:viewBox="0 0 463 1259" draw:points="0,0 0,1259 0,1259 463,1259">
            <text:p/>
          </draw:polyline>
          <draw:line draw:style-name="gr146" draw:text-style-name="P32" draw:layer="layout" svg:x1="16.292cm" svg:y1="4.235cm" svg:x2="16.292cm" svg:y2="2.843cm">
            <text:p/>
          </draw:line>
          <draw:line draw:style-name="gr78" draw:text-style-name="P20" draw:layer="layout" svg:x1="12.315cm" svg:y1="1.945cm" svg:x2="12.315cm" svg:y2="3.036cm">
            <text:p/>
          </draw:line>
          <draw:line draw:style-name="gr81" draw:text-style-name="P20" draw:layer="layout" svg:x1="14.908cm" svg:y1="3.03cm" svg:x2="15.11cm" svg:y2="3.03cm">
            <text:p/>
          </draw:line>
          <draw:ellipse draw:style-name="gr82" draw:text-style-name="P22" draw:layer="layout" svg:width="0.132cm" svg:height="0.13cm" svg:x="13.727cm" svg:y="2.962cm">
            <text:p/>
          </draw:ellipse>
          <draw:g>
            <draw:rect draw:style-name="gr147" draw:text-style-name="P23" draw:layer="layout" svg:width="0.754cm" svg:height="0.811cm" svg:x="15.102cm" svg:y="2.606cm">
              <text:p text:style-name="P8"><text:span text:style-name="T6">z</text:span><text:span text:style-name="T7"> -1</text:span></text:p>
            </draw:rect>
          </draw:g>
          <draw:g>
            <draw:rect draw:style-name="gr148" draw:text-style-name="P23" draw:layer="layout" svg:width="0.753cm" svg:height="0.811cm" svg:x="12.666cm" svg:y="2.606cm">
              <text:p text:style-name="P8"><text:span text:style-name="T6">z</text:span><text:span text:style-name="T7"> -1</text:span></text:p>
            </draw:rect>
          </draw:g>
          <draw:g>
            <draw:circle draw:style-name="gr149" draw:text-style-name="P35" draw:layer="layout" svg:width="0.565cm" svg:height="0.566cm" svg:x="11.368cm" svg:y="2.746cm">
              <text:p/>
            </draw:circle>
            <draw:line draw:style-name="gr150" draw:text-style-name="P35" draw:layer="layout" svg:x1="11.502cm" svg:y1="3.029cm" svg:x2="11.802cm" svg:y2="3.029cm">
              <text:p/>
            </draw:line>
            <draw:line draw:style-name="gr151" draw:text-style-name="P35" draw:layer="layout" svg:x1="11.65cm" svg:y1="2.878cm" svg:x2="11.65cm" svg:y2="3.178cm">
              <text:p/>
            </draw:line>
          </draw:g>
          <draw:line draw:style-name="gr79" draw:text-style-name="P20" draw:layer="layout" svg:x1="12.346cm" svg:y1="3.027cm" svg:x2="12.677cm" svg:y2="3.027cm">
            <text:p/>
          </draw:line>
          <draw:line draw:style-name="gr79" draw:text-style-name="P20" draw:layer="layout" svg:x1="13.793cm" svg:y1="2.843cm" svg:x2="13.793cm" svg:y2="4.266cm">
            <text:p/>
          </draw:line>
          <draw:line draw:style-name="gr80" draw:text-style-name="P21" draw:layer="layout" svg:x1="12.279cm" svg:y1="2.55cm" svg:x2="12.279cm" svg:y2="2.413cm">
            <text:p/>
          </draw:line>
          <draw:line draw:style-name="gr80" draw:text-style-name="P21" draw:layer="layout" svg:x1="16.289cm" svg:y1="2.55cm" svg:x2="16.289cm" svg:y2="2.413cm">
            <text:p/>
          </draw:line>
          <draw:line draw:style-name="gr104" draw:text-style-name="P21" draw:layer="layout" svg:x1="13.795cm" svg:y1="3.605cm" svg:x2="13.795cm" svg:y2="3.722cm">
            <text:p/>
          </draw:line>
          <draw:frame draw:style-name="gr152" draw:text-style-name="P25" draw:layer="layout" svg:width="0.984cm" svg:height="0.719cm" svg:x="11.469cm" svg:y="1.999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8cm" svg:y="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24cm" svg:y="2.001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24cm" svg:y="3.442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8cm" svg:y="3.44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6cm" svg:y1="3.035cm" svg:x2="11.349cm" svg:y2="3.035cm">
            <text:p/>
          </draw:line>
          <draw:custom-shape draw:style-name="gr95" draw:text-style-name="P31" draw:layer="layout" svg:width="0.79cm" svg:height="0.688cm" svg:x="10.289cm" svg:y="2.693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35cm" svg:x2="10.289cm" svg:y2="3.035cm">
            <text:p/>
          </draw:line>
          <draw:line draw:style-name="gr78" draw:text-style-name="P20" draw:layer="layout" svg:x1="17.899cm" svg:y1="1.559cm" svg:x2="17.176cm" svg:y2="1.559cm">
            <text:p/>
          </draw:line>
          <draw:custom-shape draw:style-name="gr153" draw:text-style-name="P31" draw:layer="layout" svg:width="0.79cm" svg:height="0.677cm" svg:x="16.786cm" svg:y="1.217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59cm" svg:x2="16.476cm" svg:y2="1.559cm">
            <text:p/>
          </draw:line>
          <draw:g>
            <draw:custom-shape draw:style-name="gr154" draw:text-style-name="P27" draw:layer="layout" svg:width="4.348cm" svg:height="0.7cm" svg:x="12.121cm" svg:y="1.21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8cm" svg:y="1.146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27cm" svg:x2="14.17cm" svg:y2="3.027cm">
            <text:p/>
          </draw:line>
          <draw:g>
            <draw:custom-shape draw:style-name="gr155" draw:text-style-name="P27" draw:layer="layout" svg:width="4.348cm" svg:height="0.724cm" svg:x="12.121cm" svg:y="4.26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6" draw:layer="layout" svg:width="0.3cm" svg:height="0.793cm" svg:x="13.198cm" svg:y="4.207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06cm" svg:y1="3.025cm" svg:x2="14.706cm" svg:y2="3.025cm">
            <text:p/>
          </draw:line>
          <draw:line draw:style-name="gr97" draw:text-style-name="P20" draw:layer="layout" svg:x1="14.587cm" svg:y1="3.819cm" svg:x2="14.587cm" svg:y2="3.429cm">
            <text:p/>
          </draw:line>
          <draw:line draw:style-name="gr97" draw:text-style-name="P20" draw:layer="layout" svg:x1="14.587cm" svg:y1="2.619cm" svg:x2="14.587cm" svg:y2="2.229cm">
            <text:p/>
          </draw:line>
          <draw:line draw:style-name="gr78" draw:text-style-name="P20" draw:layer="layout" svg:x1="14.589cm" svg:y1="1.937cm" svg:x2="14.589cm" svg:y2="2.343cm">
            <text:p/>
          </draw:line>
          <draw:line draw:style-name="gr79" draw:text-style-name="P20" draw:layer="layout" svg:x1="14.585cm" svg:y1="3.893cm" svg:x2="14.585cm" svg:y2="4.26cm">
            <text:p/>
          </draw:line>
          <draw:frame draw:style-name="gr98" draw:text-style-name="P29" draw:layer="layout" svg:width="1.687cm" svg:height="1.133cm" svg:x="9.998cm" svg:y="1.318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201000000A00000006C018A837C832CBEC3.png" xlink:type="simple" xlink:show="embed" xlink:actuate="onLoad" draw:mime-type="image/png"/>
          </draw:frame>
        </draw:g>
        <draw:g>
          <draw:line draw:style-name="gr79" draw:text-style-name="P20" draw:layer="layout" svg:x1="7.947cm" svg:y1="14.169cm" svg:x2="8.45cm" svg:y2="14.169cm">
            <text:p/>
          </draw:line>
          <draw:custom-shape draw:style-name="gr156" draw:text-style-name="P34" draw:layer="layout" svg:width="0.792cm" svg:height="0.726cm" svg:x="7.388cm" svg:y="13.79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157" draw:text-style-name="P37" draw:layer="layout" svg:width="1.595cm" svg:height="1.338cm" svg:x="8.405cm" svg:y="13.5cm">
              <text:p text:style-name="P8"><text:span text:style-name="T33">z</text:span><text:span text:style-name="T34"> </text:span><text:span text:style-name="T35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6" draw:text-style-name="P34" draw:layer="layout" svg:width="0.792cm" svg:height="0.726cm" svg:x="10.282cm" svg:y="13.8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8" draw:text-style-name="P38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8" draw:text-style-name="P20" draw:layer="layout" svg:x1="8.358cm" svg:y1="7.669cm" svg:x2="7.948cm" svg:y2="7.669cm">
            <text:p/>
          </draw:line>
          <draw:line draw:style-name="gr79" draw:text-style-name="P20" draw:layer="layout" svg:x1="3.266cm" svg:y1="6.169cm" svg:x2="4.115cm" svg:y2="6.169cm">
            <text:p/>
          </draw:line>
          <draw:polyline draw:style-name="gr78" draw:text-style-name="P20" draw:layer="layout" svg:width="1.399cm" svg:height="1.142cm" svg:x="6.148cm" svg:y="6.164cm" svg:viewBox="0 0 1400 1143" draw:points="1400,1143 1400,0 1400,0 0,0">
            <text:p/>
          </draw:polyline>
          <draw:line draw:style-name="gr78" draw:text-style-name="P20" draw:layer="layout" svg:x1="5.648cm" svg:y1="6.17cm" svg:x2="4.353cm" svg:y2="6.17cm">
            <text:p/>
          </draw:line>
          <draw:ellipse draw:style-name="gr87" draw:text-style-name="P22" draw:layer="layout" svg:width="0.131cm" svg:height="0.126cm" svg:x="4.115cm" svg:y="6.112cm">
            <text:p/>
          </draw:ellipse>
          <draw:line draw:style-name="gr78" draw:text-style-name="P20" draw:layer="layout" svg:x1="4.186cm" svg:y1="7.331cm" svg:x2="4.186cm" svg:y2="6.169cm">
            <text:p/>
          </draw:line>
          <draw:line draw:style-name="gr81" draw:text-style-name="P20" draw:layer="layout" svg:x1="6.313cm" svg:y1="6.18cm" svg:x2="6.515cm" svg:y2="6.18cm">
            <text:p/>
          </draw:line>
          <draw:g>
            <draw:rect draw:style-name="gr159" draw:text-style-name="P23" draw:layer="layout" svg:width="0.754cm" svg:height="0.811cm" svg:x="6.507cm" svg:y="5.748cm">
              <text:p text:style-name="P8"><text:span text:style-name="T6">z</text:span><text:span text:style-name="T7"> -1</text:span></text:p>
            </draw:rect>
          </draw:g>
          <draw:g>
            <draw:rect draw:style-name="gr160" draw:text-style-name="P23" draw:layer="layout" svg:width="0.753cm" svg:height="0.811cm" svg:x="4.571cm" svg:y="5.748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6.169cm" svg:x2="4.582cm" svg:y2="6.169cm">
            <text:p/>
          </draw:line>
          <draw:line draw:style-name="gr80" draw:text-style-name="P21" draw:layer="layout" svg:x1="7.548cm" svg:y1="6.616cm" svg:x2="7.548cm" svg:y2="7cm">
            <text:p/>
          </draw:line>
          <draw:frame draw:style-name="gr90" draw:text-style-name="P25" draw:layer="layout" svg:width="0.556cm" svg:height="0.719cm" svg:x="3.529cm" svg:y="6.558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558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616cm" svg:x2="4.186cm" svg:y2="7cm">
            <text:p/>
          </draw:line>
          <draw:ellipse draw:style-name="gr82" draw:text-style-name="P22" draw:layer="layout" svg:width="0.132cm" svg:height="0.13cm" svg:x="7.908cm" svg:y="7.604cm">
            <text:p/>
          </draw:ellipse>
          <draw:custom-shape draw:style-name="gr92" draw:text-style-name="P27" draw:layer="layout" svg:width="3.838cm" svg:height="0.724cm" svg:x="3.81cm" svg:y="7.307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7.247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6.159cm" svg:x2="6.092cm" svg:y2="6.159cm">
            <text:p/>
          </draw:line>
          <draw:custom-shape draw:style-name="gr95" draw:text-style-name="P31" draw:layer="layout" svg:width="0.79cm" svg:height="0.687cm" svg:x="8.358cm" svg:y="7.325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947cm" svg:y1="7.669cm" svg:x2="7.648cm" svg:y2="7.669cm">
            <text:p/>
          </draw:line>
          <draw:line draw:style-name="gr78" draw:text-style-name="P20" draw:layer="layout" svg:x1="5.873cm" svg:y1="7.324cm" svg:x2="5.873cm" svg:y2="6.945cm">
            <text:p/>
          </draw:line>
          <draw:custom-shape draw:style-name="gr96" draw:text-style-name="P31" draw:layer="layout" svg:width="0.842cm" svg:height="0.689cm" svg:x="3.037cm" svg:y="5.824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6.169cm" svg:x2="3.037cm" svg:y2="6.169cm">
            <text:p/>
          </draw:line>
          <draw:line draw:style-name="gr97" draw:text-style-name="P20" draw:layer="layout" svg:x1="5.873cm" svg:y1="7.053cm" svg:x2="5.873cm" svg:y2="6.663cm">
            <text:p/>
          </draw:line>
          <draw:line draw:style-name="gr78" draw:text-style-name="P20" draw:layer="layout" svg:x1="9.5cm" svg:y1="7.669cm" svg:x2="9.141cm" svg:y2="7.669cm">
            <text:p/>
          </draw:line>
          <draw:frame draw:style-name="gr98" draw:text-style-name="P29" draw:layer="layout" svg:width="1.5cm" svg:height="1.007cm" svg:x="7.848cm" svg:y="5.959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201000000A00000006C018A837C832CBEC3.png" xlink:type="simple" xlink:show="embed" xlink:actuate="onLoad" draw:mime-type="image/png"/>
          </draw:frame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4" draw:layer="layout" svg:width="0.79cm" svg:height="0.758cm" svg:x="13.089cm" svg:y="13.793cm">
            <text:p text:style-name="P30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4" draw:layer="layout" svg:width="0.79cm" svg:height="0.756cm" svg:x="16.521cm" svg:y="13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61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custom-shape draw:style-name="gr162" draw:text-style-name="P39" draw:layer="layout" svg:width="4cm" svg:height="2cm" svg:x="11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41" draw:layer="layout" svg:width="3.5cm" svg:height="1.245cm" svg:x="11.25cm" svg:y="16.242cm">
            <text:p text:style-name="P40"><text:span text:style-name="T36">no fixpoint </text:span></text:p>
            <text:p text:style-name="P40"><text:span text:style-name="T36">filter found</text:span></text:p>
            <draw:enhanced-geometry svg:viewBox="0 0 21600 21600" draw:text-areas="800 800 20800 20800" draw:mirror-horizontal="false" draw:mirror-vertical="false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" draw:style-name="dp1" draw:master-page-name="Standard">
        <draw:g>
          <draw:line draw:style-name="gr78" draw:text-style-name="P20" draw:layer="layout" svg:x1="8.052cm" svg:y1="3.507cm" svg:x2="7.642cm" svg:y2="3.507cm">
            <text:p/>
          </draw:line>
          <draw:polyline draw:style-name="gr79" draw:text-style-name="P20" draw:layer="layout" svg:width="1.296cm" svg:height="1.401cm" svg:x="6.372cm" svg:y="3.504cm" svg:viewBox="0 0 1297 1402" draw:points="1297,0 1297,1402 0,1402">
            <text:p/>
          </draw:polyline>
          <draw:polyline draw:style-name="gr78" draw:text-style-name="P20" draw:layer="layout" svg:width="0.384cm" svg:height="1.036cm" svg:x="3.879cm" svg:y="3.869cm" svg:viewBox="0 0 385 1037" draw:points="0,0 0,1037 0,1036 76,1036 74,1037 385,1037">
            <text:p/>
          </draw:polyline>
          <draw:line draw:style-name="gr80" draw:text-style-name="P21" draw:layer="layout" svg:x1="6.267cm" svg:y1="4.529cm" svg:x2="6.267cm" svg:y2="4.392cm">
            <text:p/>
          </draw:line>
          <draw:line draw:style-name="gr81" draw:text-style-name="P20" draw:layer="layout" svg:x1="6.267cm" svg:y1="4.862cm" svg:x2="6.267cm" svg:y2="3.885cm">
            <text:p/>
          </draw:line>
          <draw:line draw:style-name="gr81" draw:text-style-name="P20" draw:layer="layout" svg:x1="7.669cm" svg:y1="4.069cm" svg:x2="7.669cm" svg:y2="4.321cm">
            <text:p/>
          </draw:line>
          <draw:ellipse draw:style-name="gr82" draw:text-style-name="P22" draw:layer="layout" svg:width="0.132cm" svg:height="0.13cm" svg:x="6.201cm" svg:y="4.841cm">
            <text:p/>
          </draw:ellipse>
          <draw:g>
            <draw:rect draw:style-name="gr164" draw:text-style-name="P23" draw:layer="layout" svg:width="0.754cm" svg:height="0.811cm" svg:x="6.7cm" svg:y="4.485cm">
              <text:p text:style-name="P8"><text:span text:style-name="T6">z</text:span><text:span text:style-name="T7"> -1</text:span></text:p>
            </draw:rect>
          </draw:g>
          <draw:g>
            <draw:rect draw:style-name="gr165" draw:text-style-name="P23" draw:layer="layout" svg:width="0.753cm" svg:height="0.811cm" svg:x="4.164cm" svg:y="4.485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78cm" svg:y1="4.529cm" svg:x2="3.878cm" svg:y2="4.392cm">
            <text:p/>
          </draw:line>
          <draw:frame draw:style-name="gr85" draw:text-style-name="P25" draw:layer="layout" svg:width="0.7cm" svg:height="0.574cm" svg:x="3.142cm" svg:y="3.979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59cm" svg:y="3.97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6cm" svg:y1="2.007cm" svg:x2="3.809cm" svg:y2="2.007cm">
            <text:p/>
          </draw:line>
          <draw:polyline draw:style-name="gr78" draw:text-style-name="P20" draw:layer="layout" svg:width="1.399cm" svg:height="1.142cm" svg:x="5.842cm" svg:y="2.002cm" svg:viewBox="0 0 1400 1143" draw:points="1400,1143 1400,0 1400,0 0,0">
            <text:p/>
          </draw:polyline>
          <draw:line draw:style-name="gr78" draw:text-style-name="P20" draw:layer="layout" svg:x1="5.342cm" svg:y1="2.008cm" svg:x2="4.047cm" svg:y2="2.008cm">
            <text:p/>
          </draw:line>
          <draw:ellipse draw:style-name="gr87" draw:text-style-name="P22" draw:layer="layout" svg:width="0.131cm" svg:height="0.126cm" svg:x="3.809cm" svg:y="1.95cm">
            <text:p/>
          </draw:ellipse>
          <draw:line draw:style-name="gr78" draw:text-style-name="P20" draw:layer="layout" svg:x1="3.88cm" svg:y1="3.169cm" svg:x2="3.88cm" svg:y2="2.007cm">
            <text:p/>
          </draw:line>
          <draw:line draw:style-name="gr81" draw:text-style-name="P20" draw:layer="layout" svg:x1="6.007cm" svg:y1="2.018cm" svg:x2="6.209cm" svg:y2="2.018cm">
            <text:p/>
          </draw:line>
          <draw:g>
            <draw:rect draw:style-name="gr166" draw:text-style-name="P23" draw:layer="layout" svg:width="0.754cm" svg:height="0.811cm" svg:x="6.201cm" svg:y="1.586cm">
              <text:p text:style-name="P8"><text:span text:style-name="T6">z</text:span><text:span text:style-name="T7"> -1</text:span></text:p>
            </draw:rect>
          </draw:g>
          <draw:g>
            <draw:rect draw:style-name="gr167" draw:text-style-name="P23" draw:layer="layout" svg:width="0.753cm" svg:height="0.811cm" svg:x="4.265cm" svg:y="1.586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31cm" svg:y1="2.007cm" svg:x2="4.276cm" svg:y2="2.007cm">
            <text:p/>
          </draw:line>
          <draw:line draw:style-name="gr80" draw:text-style-name="P21" draw:layer="layout" svg:x1="7.242cm" svg:y1="2.454cm" svg:x2="7.242cm" svg:y2="2.838cm">
            <text:p/>
          </draw:line>
          <draw:frame draw:style-name="gr90" draw:text-style-name="P25" draw:layer="layout" svg:width="0.556cm" svg:height="0.719cm" svg:x="3.223cm" svg:y="2.396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93cm" svg:y="2.396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8cm" svg:y1="2.454cm" svg:x2="3.88cm" svg:y2="2.838cm">
            <text:p/>
          </draw:line>
          <draw:line draw:style-name="gr79" draw:text-style-name="P20" draw:layer="layout" svg:x1="6.442cm" svg:y1="4.906cm" svg:x2="5.657cm" svg:y2="4.906cm">
            <text:p/>
          </draw:line>
          <draw:ellipse draw:style-name="gr82" draw:text-style-name="P22" draw:layer="layout" svg:width="0.132cm" svg:height="0.13cm" svg:x="7.602cm" svg:y="3.442cm">
            <text:p/>
          </draw:ellipse>
          <draw:custom-shape draw:style-name="gr92" draw:text-style-name="P27" draw:layer="layout" svg:width="3.838cm" svg:height="0.724cm" svg:x="3.504cm" svg:y="3.145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48cm" svg:y="3.085cm">
            <draw:text-box>
              <text:p><text:span text:style-name="T21">Σ</text:span></text:p>
            </draw:text-box>
          </draw:frame>
          <draw:line draw:style-name="gr94" draw:text-style-name="P29" draw:layer="layout" svg:x1="5.286cm" svg:y1="1.997cm" svg:x2="5.786cm" svg:y2="1.997cm">
            <text:p/>
          </draw:line>
          <draw:custom-shape draw:style-name="gr95" draw:text-style-name="P31" draw:layer="layout" svg:width="0.79cm" svg:height="0.687cm" svg:x="8.052cm" svg:y="3.163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41cm" svg:y1="3.507cm" svg:x2="7.342cm" svg:y2="3.507cm">
            <text:p/>
          </draw:line>
          <draw:line draw:style-name="gr79" draw:text-style-name="P20" draw:layer="layout" svg:x1="5.242cm" svg:y1="4.906cm" svg:x2="4.895cm" svg:y2="4.906cm">
            <text:p/>
          </draw:line>
          <draw:line draw:style-name="gr78" draw:text-style-name="P20" draw:layer="layout" svg:x1="5.567cm" svg:y1="3.162cm" svg:x2="5.567cm" svg:y2="2.783cm">
            <text:p/>
          </draw:line>
          <draw:line draw:style-name="gr94" draw:text-style-name="P29" draw:layer="layout" svg:x1="5.12cm" svg:y1="4.908cm" svg:x2="5.62cm" svg:y2="4.908cm">
            <text:p/>
          </draw:line>
          <draw:line draw:style-name="gr79" draw:text-style-name="P20" draw:layer="layout" svg:x1="5.367cm" svg:y1="4.283cm" svg:x2="5.367cm" svg:y2="3.893cm">
            <text:p/>
          </draw:line>
          <draw:custom-shape draw:style-name="gr96" draw:text-style-name="P31" draw:layer="layout" svg:width="0.842cm" svg:height="0.689cm" svg:x="2.731cm" svg:y="1.662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42cm" svg:y1="2.007cm" svg:x2="2.731cm" svg:y2="2.007cm">
            <text:p/>
          </draw:line>
          <draw:line draw:style-name="gr97" draw:text-style-name="P20" draw:layer="layout" svg:x1="5.367cm" svg:y1="4.591cm" svg:x2="5.367cm" svg:y2="4.201cm">
            <text:p/>
          </draw:line>
          <draw:line draw:style-name="gr97" draw:text-style-name="P20" draw:layer="layout" svg:x1="5.567cm" svg:y1="2.891cm" svg:x2="5.567cm" svg:y2="2.501cm">
            <text:p/>
          </draw:line>
          <draw:line draw:style-name="gr78" draw:text-style-name="P20" draw:layer="layout" svg:x1="9.194cm" svg:y1="3.507cm" svg:x2="8.835cm" svg:y2="3.507cm">
            <text:p/>
          </draw:line>
        </draw:g>
        <draw:g>
          <draw:line draw:style-name="gr79" draw:text-style-name="P20" draw:layer="layout" svg:x1="11.9cm" svg:y1="3.032cm" svg:x2="12.246cm" svg:y2="3.032cm">
            <text:p/>
          </draw:line>
          <draw:line draw:style-name="gr78" draw:text-style-name="P20" draw:layer="layout" svg:x1="16.283cm" svg:y1="1.958cm" svg:x2="16.283cm" svg:y2="2.992cm">
            <text:p/>
          </draw:line>
          <draw:line draw:style-name="gr78" draw:text-style-name="P20" draw:layer="layout" svg:x1="16.24cm" svg:y1="3.033cm" svg:x2="14.74cm" svg:y2="3.033cm">
            <text:p/>
          </draw:line>
          <draw:line draw:style-name="gr78" draw:text-style-name="P20" draw:layer="layout" svg:x1="13.755cm" svg:y1="3.033cm" svg:x2="12.442cm" svg:y2="3.033cm">
            <text:p/>
          </draw:line>
          <draw:line draw:style-name="gr80" draw:text-style-name="P21" draw:layer="layout" svg:x1="13.787cm" svg:y1="2.555cm" svg:x2="13.787cm" svg:y2="2.418cm">
            <text:p/>
          </draw:line>
          <draw:ellipse draw:style-name="gr87" draw:text-style-name="P22" draw:layer="layout" svg:width="0.131cm" svg:height="0.126cm" svg:x="12.238cm" svg:y="2.975cm">
            <text:p/>
          </draw:ellipse>
          <draw:ellipse draw:style-name="gr82" draw:text-style-name="P22" draw:layer="layout" svg:width="0.131cm" svg:height="0.129cm" svg:x="16.217cm" svg:y="2.973cm">
            <text:p/>
          </draw:ellipse>
          <draw:line draw:style-name="gr79" draw:text-style-name="P20" draw:layer="layout" svg:x1="13.787cm" svg:y1="2.986cm" svg:x2="13.787cm" svg:y2="1.958cm">
            <text:p/>
          </draw:line>
          <draw:line draw:style-name="gr104" draw:text-style-name="P21" draw:layer="layout" svg:x1="16.284cm" svg:y1="3.61cm" svg:x2="16.284cm" svg:y2="3.727cm">
            <text:p/>
          </draw:line>
          <draw:polyline draw:style-name="gr146" draw:text-style-name="P32" draw:layer="layout" svg:width="0.462cm" svg:height="1.258cm" svg:x="11.652cm" svg:y="3.348cm" svg:viewBox="0 0 463 1259" draw:points="0,0 0,1259 0,1259 463,1259">
            <text:p/>
          </draw:polyline>
          <draw:line draw:style-name="gr146" draw:text-style-name="P32" draw:layer="layout" svg:x1="16.286cm" svg:y1="4.24cm" svg:x2="16.286cm" svg:y2="2.848cm">
            <text:p/>
          </draw:line>
          <draw:line draw:style-name="gr78" draw:text-style-name="P20" draw:layer="layout" svg:x1="12.309cm" svg:y1="1.95cm" svg:x2="12.309cm" svg:y2="3.041cm">
            <text:p/>
          </draw:line>
          <draw:line draw:style-name="gr81" draw:text-style-name="P20" draw:layer="layout" svg:x1="14.902cm" svg:y1="3.035cm" svg:x2="15.104cm" svg:y2="3.035cm">
            <text:p/>
          </draw:line>
          <draw:ellipse draw:style-name="gr82" draw:text-style-name="P22" draw:layer="layout" svg:width="0.132cm" svg:height="0.13cm" svg:x="13.721cm" svg:y="2.967cm">
            <text:p/>
          </draw:ellipse>
          <draw:g>
            <draw:rect draw:style-name="gr168" draw:text-style-name="P23" draw:layer="layout" svg:width="0.754cm" svg:height="0.811cm" svg:x="15.096cm" svg:y="2.611cm">
              <text:p text:style-name="P8"><text:span text:style-name="T6">z</text:span><text:span text:style-name="T7"> -1</text:span></text:p>
            </draw:rect>
          </draw:g>
          <draw:g>
            <draw:rect draw:style-name="gr169" draw:text-style-name="P23" draw:layer="layout" svg:width="0.753cm" svg:height="0.811cm" svg:x="12.66cm" svg:y="2.611cm">
              <text:p text:style-name="P8"><text:span text:style-name="T6">z</text:span><text:span text:style-name="T7"> -1</text:span></text:p>
            </draw:rect>
          </draw:g>
          <draw:g>
            <draw:circle draw:style-name="gr170" draw:text-style-name="P35" draw:layer="layout" svg:width="0.565cm" svg:height="0.566cm" svg:x="11.362cm" svg:y="2.751cm">
              <text:p/>
            </draw:circle>
            <draw:line draw:style-name="gr171" draw:text-style-name="P35" draw:layer="layout" svg:x1="11.496cm" svg:y1="3.034cm" svg:x2="11.796cm" svg:y2="3.034cm">
              <text:p/>
            </draw:line>
            <draw:line draw:style-name="gr172" draw:text-style-name="P35" draw:layer="layout" svg:x1="11.644cm" svg:y1="2.883cm" svg:x2="11.644cm" svg:y2="3.183cm">
              <text:p/>
            </draw:line>
          </draw:g>
          <draw:line draw:style-name="gr79" draw:text-style-name="P20" draw:layer="layout" svg:x1="12.34cm" svg:y1="3.032cm" svg:x2="12.671cm" svg:y2="3.032cm">
            <text:p/>
          </draw:line>
          <draw:line draw:style-name="gr79" draw:text-style-name="P20" draw:layer="layout" svg:x1="13.787cm" svg:y1="2.848cm" svg:x2="13.787cm" svg:y2="4.271cm">
            <text:p/>
          </draw:line>
          <draw:line draw:style-name="gr80" draw:text-style-name="P21" draw:layer="layout" svg:x1="12.309cm" svg:y1="2.57cm" svg:x2="12.309cm" svg:y2="2.433cm">
            <text:p/>
          </draw:line>
          <draw:line draw:style-name="gr80" draw:text-style-name="P21" draw:layer="layout" svg:x1="16.283cm" svg:y1="2.555cm" svg:x2="16.283cm" svg:y2="2.418cm">
            <text:p/>
          </draw:line>
          <draw:line draw:style-name="gr104" draw:text-style-name="P21" draw:layer="layout" svg:x1="13.789cm" svg:y1="3.61cm" svg:x2="13.789cm" svg:y2="3.727cm">
            <text:p/>
          </draw:line>
          <draw:frame draw:style-name="gr152" draw:text-style-name="P25" draw:layer="layout" svg:width="0.984cm" svg:height="0.719cm" svg:x="11.463cm" svg:y="2.004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2cm" svg:y="2.005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18cm" svg:y="2.006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18cm" svg:y="3.447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2cm" svg:y="3.44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cm" svg:y1="3.04cm" svg:x2="11.343cm" svg:y2="3.04cm">
            <text:p/>
          </draw:line>
          <draw:custom-shape draw:style-name="gr95" draw:text-style-name="P31" draw:layer="layout" svg:width="0.79cm" svg:height="0.688cm" svg:x="10.283cm" svg:y="2.698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4cm" svg:y1="3.04cm" svg:x2="10.283cm" svg:y2="3.04cm">
            <text:p/>
          </draw:line>
          <draw:line draw:style-name="gr78" draw:text-style-name="P20" draw:layer="layout" svg:x1="17.893cm" svg:y1="1.564cm" svg:x2="17.17cm" svg:y2="1.564cm">
            <text:p/>
          </draw:line>
          <draw:custom-shape draw:style-name="gr153" draw:text-style-name="P31" draw:layer="layout" svg:width="0.79cm" svg:height="0.677cm" svg:x="16.78cm" svg:y="1.222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86cm" svg:y1="1.564cm" svg:x2="16.47cm" svg:y2="1.564cm">
            <text:p/>
          </draw:line>
          <draw:g>
            <draw:custom-shape draw:style-name="gr154" draw:text-style-name="P27" draw:layer="layout" svg:width="4.348cm" svg:height="0.7cm" svg:x="12.115cm" svg:y="1.221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2cm" svg:y="1.151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3cm" svg:y1="3.032cm" svg:x2="14.164cm" svg:y2="3.032cm">
            <text:p/>
          </draw:line>
          <draw:g>
            <draw:custom-shape draw:style-name="gr155" draw:text-style-name="P27" draw:layer="layout" svg:width="4.348cm" svg:height="0.724cm" svg:x="12.115cm" svg:y="4.271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6" draw:layer="layout" svg:width="0.3cm" svg:height="0.793cm" svg:x="13.192cm" svg:y="4.212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cm" svg:y1="3.03cm" svg:x2="14.7cm" svg:y2="3.03cm">
            <text:p/>
          </draw:line>
          <draw:line draw:style-name="gr97" draw:text-style-name="P20" draw:layer="layout" svg:x1="14.581cm" svg:y1="3.824cm" svg:x2="14.581cm" svg:y2="3.434cm">
            <text:p/>
          </draw:line>
          <draw:line draw:style-name="gr97" draw:text-style-name="P20" draw:layer="layout" svg:x1="14.581cm" svg:y1="2.624cm" svg:x2="14.581cm" svg:y2="2.234cm">
            <text:p/>
          </draw:line>
          <draw:line draw:style-name="gr78" draw:text-style-name="P20" draw:layer="layout" svg:x1="14.583cm" svg:y1="1.942cm" svg:x2="14.583cm" svg:y2="2.348cm">
            <text:p/>
          </draw:line>
          <draw:line draw:style-name="gr79" draw:text-style-name="P20" draw:layer="layout" svg:x1="14.579cm" svg:y1="3.898cm" svg:x2="14.579cm" svg:y2="4.265cm">
            <text:p/>
          </draw:line>
        </draw:g>
        <draw:g>
          <draw:line draw:style-name="gr78" draw:text-style-name="P20" draw:layer="layout" svg:x1="8.052cm" svg:y1="7.674cm" svg:x2="7.642cm" svg:y2="7.674cm">
            <text:p/>
          </draw:line>
          <draw:line draw:style-name="gr79" draw:text-style-name="P20" draw:layer="layout" svg:x1="3.26cm" svg:y1="6.174cm" svg:x2="4.109cm" svg:y2="6.174cm">
            <text:p/>
          </draw:line>
          <draw:polyline draw:style-name="gr78" draw:text-style-name="P20" draw:layer="layout" svg:width="1.399cm" svg:height="1.142cm" svg:x="6.142cm" svg:y="6.169cm" svg:viewBox="0 0 1400 1143" draw:points="1400,1143 1400,0 1400,0 0,0">
            <text:p/>
          </draw:polyline>
          <draw:line draw:style-name="gr78" draw:text-style-name="P20" draw:layer="layout" svg:x1="5.642cm" svg:y1="6.175cm" svg:x2="4.347cm" svg:y2="6.175cm">
            <text:p/>
          </draw:line>
          <draw:ellipse draw:style-name="gr87" draw:text-style-name="P22" draw:layer="layout" svg:width="0.131cm" svg:height="0.126cm" svg:x="4.109cm" svg:y="6.117cm">
            <text:p/>
          </draw:ellipse>
          <draw:line draw:style-name="gr78" draw:text-style-name="P20" draw:layer="layout" svg:x1="4.18cm" svg:y1="7.336cm" svg:x2="4.18cm" svg:y2="6.174cm">
            <text:p/>
          </draw:line>
          <draw:line draw:style-name="gr81" draw:text-style-name="P20" draw:layer="layout" svg:x1="6.307cm" svg:y1="6.185cm" svg:x2="6.509cm" svg:y2="6.185cm">
            <text:p/>
          </draw:line>
          <draw:g>
            <draw:rect draw:style-name="gr173" draw:text-style-name="P23" draw:layer="layout" svg:width="0.754cm" svg:height="0.811cm" svg:x="6.501cm" svg:y="5.753cm">
              <text:p text:style-name="P8"><text:span text:style-name="T6">z</text:span><text:span text:style-name="T7"> -1</text:span></text:p>
            </draw:rect>
          </draw:g>
          <draw:g>
            <draw:rect draw:style-name="gr174" draw:text-style-name="P23" draw:layer="layout" svg:width="0.753cm" svg:height="0.811cm" svg:x="4.565cm" svg:y="5.753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1cm" svg:y1="6.174cm" svg:x2="4.576cm" svg:y2="6.174cm">
            <text:p/>
          </draw:line>
          <draw:line draw:style-name="gr80" draw:text-style-name="P21" draw:layer="layout" svg:x1="7.542cm" svg:y1="6.621cm" svg:x2="7.542cm" svg:y2="7.005cm">
            <text:p/>
          </draw:line>
          <draw:frame draw:style-name="gr90" draw:text-style-name="P25" draw:layer="layout" svg:width="0.556cm" svg:height="0.719cm" svg:x="3.523cm" svg:y="6.563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3cm" svg:y="6.563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cm" svg:y1="6.621cm" svg:x2="4.18cm" svg:y2="7.005cm">
            <text:p/>
          </draw:line>
          <draw:custom-shape draw:style-name="gr175" draw:text-style-name="P27" draw:layer="layout" svg:width="3.838cm" svg:height="0.669cm" svg:x="3.804cm" svg:y="7.331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48cm" svg:y="7.252cm">
            <draw:text-box>
              <text:p><text:span text:style-name="T21">Σ</text:span></text:p>
            </draw:text-box>
          </draw:frame>
          <draw:line draw:style-name="gr94" draw:text-style-name="P29" draw:layer="layout" svg:x1="5.586cm" svg:y1="6.164cm" svg:x2="6.086cm" svg:y2="6.164cm">
            <text:p/>
          </draw:line>
          <draw:custom-shape draw:style-name="gr95" draw:text-style-name="P31" draw:layer="layout" svg:width="0.79cm" svg:height="0.687cm" svg:x="8.052cm" svg:y="7.331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67cm" svg:y1="7.329cm" svg:x2="5.867cm" svg:y2="6.95cm">
            <text:p/>
          </draw:line>
          <draw:custom-shape draw:style-name="gr96" draw:text-style-name="P31" draw:layer="layout" svg:width="0.842cm" svg:height="0.689cm" svg:x="3.031cm" svg:y="5.82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2cm" svg:y1="6.174cm" svg:x2="3.031cm" svg:y2="6.174cm">
            <text:p/>
          </draw:line>
          <draw:line draw:style-name="gr97" draw:text-style-name="P20" draw:layer="layout" svg:x1="5.867cm" svg:y1="7.058cm" svg:x2="5.867cm" svg:y2="6.668cm">
            <text:p/>
          </draw:line>
          <draw:line draw:style-name="gr78" draw:text-style-name="P20" draw:layer="layout" svg:x1="9.194cm" svg:y1="7.674cm" svg:x2="8.835cm" svg:y2="7.674cm">
            <text:p/>
          </draw:line>
        </draw:g>
        <draw:custom-shape draw:style-name="gr176" draw:text-style-name="P41" draw:layer="layout" svg:width="3.5cm" svg:height="1.245cm" svg:x="9.399cm" svg:y="12.255cm">
          <text:p text:style-name="P40"><text:span text:style-name="T36">no fixpoint </text:span></text:p>
          <text:p text:style-name="P40"><text:span text:style-name="T36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3.346cm" svg:y1="10.169cm" svg:x2="3.849cm" svg:y2="10.169cm">
            <text:p/>
          </draw:line>
          <draw:custom-shape draw:style-name="gr156" draw:text-style-name="P34" draw:layer="layout" svg:width="0.792cm" svg:height="0.726cm" svg:x="2.787cm" svg:y="9.79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5cm" svg:y1="10.169cm" svg:x2="2.787cm" svg:y2="10.169cm">
            <text:p/>
          </draw:line>
          <draw:g>
            <draw:rect draw:style-name="gr177" draw:text-style-name="P37" draw:layer="layout" svg:width="1.595cm" svg:height="1.338cm" svg:x="3.804cm" svg:y="9.5cm">
              <text:p text:style-name="P8"><text:span text:style-name="T33">z</text:span><text:span text:style-name="T34"> </text:span><text:span text:style-name="T35">-M</text:span></text:p>
            </draw:rect>
          </draw:g>
          <draw:line draw:style-name="gr79" draw:text-style-name="P20" draw:layer="layout" svg:x1="6.24cm" svg:y1="10.17cm" svg:x2="6.743cm" svg:y2="10.17cm">
            <text:p/>
          </draw:line>
          <draw:custom-shape draw:style-name="gr156" draw:text-style-name="P34" draw:layer="layout" svg:width="0.792cm" svg:height="0.726cm" svg:x="5.681cm" svg:y="9.8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5.394cm" svg:y1="10.17cm" svg:x2="5.681cm" svg:y2="10.17cm">
            <text:p/>
          </draw:line>
        </draw:g>
        <draw:g>
          <draw:line draw:style-name="gr79" draw:text-style-name="P20" draw:layer="layout" svg:x1="9.045cm" svg:y1="10.169cm" svg:x2="9.548cm" svg:y2="10.169cm">
            <text:p/>
          </draw:line>
          <draw:custom-shape draw:style-name="gr143" draw:text-style-name="P34" draw:layer="layout" svg:width="0.79cm" svg:height="0.758cm" svg:x="8.488cm" svg:y="9.793cm">
            <text:p text:style-name="P30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8.199cm" svg:y1="10.169cm" svg:x2="8.488cm" svg:y2="10.169cm">
            <text:p/>
          </draw:line>
          <draw:line draw:style-name="gr78" draw:text-style-name="P20" draw:layer="layout" svg:x1="13.033cm" svg:y1="10.169cm" svg:x2="12.31cm" svg:y2="10.169cm">
            <text:p/>
          </draw:line>
          <draw:custom-shape draw:style-name="gr144" draw:text-style-name="P34" draw:layer="layout" svg:width="0.79cm" svg:height="0.756cm" svg:x="11.92cm" svg:y="9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1.926cm" svg:y1="10.169cm" svg:x2="11.61cm" svg:y2="10.169cm">
            <text:p/>
          </draw:line>
          <draw:g>
            <draw:rect draw:style-name="gr178" draw:text-style-name="P23" draw:layer="layout" svg:width="2.132cm" svg:height="1.338cm" svg:x="9.503cm" svg:y="9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</draw:page>
      <draw:page draw:name="page3" draw:style-name="dp1" draw:master-page-name="Standard">
        <draw:g>
          <draw:g>
            <draw:circle draw:style-name="gr179" draw:text-style-name="P1" draw:layer="layout" svg:width="0.537cm" svg:height="0.537cm" svg:x="17.071cm" svg:y="23.34cm">
              <text:p/>
            </draw:circle>
            <draw:line draw:style-name="gr180" draw:text-style-name="P1" draw:layer="layout" svg:x1="17.481cm" svg:y1="23.609cm" svg:x2="17.196cm" svg:y2="23.609cm">
              <text:p/>
            </draw:line>
            <draw:line draw:style-name="gr181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82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8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84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185" draw:text-style-name="P15" draw:layer="layout" svg:width="0.578cm" svg:height="0.577cm" svg:x="5.929cm" svg:y="16.829cm">
              <text:p/>
            </draw:circle>
            <draw:line draw:style-name="gr186" draw:text-style-name="P15" draw:layer="layout" svg:x1="6.066cm" svg:y1="17.118cm" svg:x2="6.372cm" svg:y2="17.118cm">
              <text:p/>
            </draw:line>
            <draw:line draw:style-name="gr187" draw:text-style-name="P15" draw:layer="layout" svg:x1="6.217cm" svg:y1="16.964cm" svg:x2="6.217cm" svg:y2="17.27cm">
              <text:p/>
            </draw:line>
          </draw:g>
          <draw:g>
            <draw:circle draw:style-name="gr188" draw:text-style-name="P15" draw:layer="layout" svg:width="0.578cm" svg:height="0.577cm" svg:x="5.922cm" svg:y="15.012cm">
              <text:p/>
            </draw:circle>
            <draw:line draw:style-name="gr189" draw:text-style-name="P15" draw:layer="layout" svg:x1="6.058cm" svg:y1="15.301cm" svg:x2="6.364cm" svg:y2="15.301cm">
              <text:p/>
            </draw:line>
            <draw:line draw:style-name="gr190" draw:text-style-name="P15" draw:layer="layout" svg:x1="6.21cm" svg:y1="15.147cm" svg:x2="6.21cm" svg:y2="15.453cm">
              <text:p/>
            </draw:line>
          </draw:g>
          <draw:g>
            <draw:circle draw:style-name="gr191" draw:text-style-name="P15" draw:layer="layout" svg:width="0.577cm" svg:height="0.577cm" svg:x="2.997cm" svg:y="15.903cm">
              <text:p/>
            </draw:circle>
            <draw:line draw:style-name="gr192" draw:text-style-name="P15" draw:layer="layout" svg:x1="3.133cm" svg:y1="16.193cm" svg:x2="3.439cm" svg:y2="16.193cm">
              <text:p/>
            </draw:line>
            <draw:line draw:style-name="gr193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194" draw:text-style-name="P1" draw:layer="layout" svg:width="0.541cm" svg:height="0.537cm" svg:x="2.122cm" svg:y="19.614cm">
              <text:p/>
            </draw:ellipse>
            <draw:line draw:style-name="gr195" draw:text-style-name="P1" draw:layer="layout" svg:x1="2.291cm" svg:y1="19.984cm" svg:x2="2.496cm" svg:y2="19.781cm">
              <text:p/>
            </draw:line>
            <draw:line draw:style-name="gr196" draw:text-style-name="P1" draw:layer="layout" svg:x1="2.291cm" svg:y1="19.781cm" svg:x2="2.496cm" svg:y2="19.984cm">
              <text:p/>
            </draw:line>
          </draw:g>
          <draw:g>
            <draw:ellipse draw:style-name="gr197" draw:text-style-name="P1" draw:layer="layout" svg:width="0.541cm" svg:height="0.537cm" svg:x="6.951cm" svg:y="19.614cm">
              <text:p/>
            </draw:ellipse>
            <draw:line draw:style-name="gr198" draw:text-style-name="P1" draw:layer="layout" svg:x1="7.118cm" svg:y1="19.984cm" svg:x2="7.323cm" svg:y2="19.781cm">
              <text:p/>
            </draw:line>
            <draw:line draw:style-name="gr199" draw:text-style-name="P1" draw:layer="layout" svg:x1="7.118cm" svg:y1="19.781cm" svg:x2="7.323cm" svg:y2="19.984cm">
              <text:p/>
            </draw:line>
          </draw:g>
          <draw:g>
            <draw:rect draw:style-name="gr200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201" draw:text-style-name="P18" draw:layer="layout" svg:width="0.541cm" svg:height="0.537cm" svg:x="6.184cm" svg:y="20.757cm">
              <text:p/>
            </draw:ellipse>
            <draw:line draw:style-name="gr202" draw:text-style-name="P18" draw:layer="layout" svg:x1="6.312cm" svg:y1="21.026cm" svg:x2="6.599cm" svg:y2="21.026cm">
              <text:p/>
            </draw:line>
            <draw:line draw:style-name="gr203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204" draw:text-style-name="P18" draw:layer="layout" svg:width="0.542cm" svg:height="0.537cm" svg:x="2.133cm" svg:y="18.506cm">
              <text:p/>
            </draw:ellipse>
            <draw:line draw:style-name="gr205" draw:text-style-name="P18" draw:layer="layout" svg:x1="2.262cm" svg:y1="18.775cm" svg:x2="2.549cm" svg:y2="18.775cm">
              <text:p/>
            </draw:line>
            <draw:line draw:style-name="gr206" draw:text-style-name="P18" draw:layer="layout" svg:x1="2.404cm" svg:y1="18.631cm" svg:x2="2.404cm" svg:y2="18.916cm">
              <text:p/>
            </draw:line>
          </draw:g>
          <draw:g>
            <draw:ellipse draw:style-name="gr207" draw:text-style-name="P18" draw:layer="layout" svg:width="0.541cm" svg:height="0.537cm" svg:x="2.128cm" svg:y="20.761cm">
              <text:p/>
            </draw:ellipse>
            <draw:line draw:style-name="gr208" draw:text-style-name="P18" draw:layer="layout" svg:x1="2.256cm" svg:y1="21.03cm" svg:x2="2.543cm" svg:y2="21.03cm">
              <text:p/>
            </draw:line>
            <draw:line draw:style-name="gr209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210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211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212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213" draw:text-style-name="P18" draw:layer="layout" svg:width="0.537cm" svg:height="0.537cm" svg:x="13.699cm" svg:y="19.684cm">
              <text:p/>
            </draw:circle>
            <draw:line draw:style-name="gr214" draw:text-style-name="P18" draw:layer="layout" svg:x1="14.109cm" svg:y1="19.953cm" svg:x2="13.824cm" svg:y2="19.953cm">
              <text:p/>
            </draw:line>
            <draw:line draw:style-name="gr215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216" draw:text-style-name="P18" draw:layer="layout" svg:width="0.537cm" svg:height="0.537cm" svg:x="16.619cm" svg:y="19.706cm">
              <text:p/>
            </draw:circle>
            <draw:line draw:style-name="gr217" draw:text-style-name="P18" draw:layer="layout" svg:x1="17.029cm" svg:y1="19.975cm" svg:x2="16.744cm" svg:y2="19.975cm">
              <text:p/>
            </draw:line>
            <draw:line draw:style-name="gr218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219" draw:text-style-name="P19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220" draw:text-style-name="P19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74cm" svg:x="2.7cm" svg:y="3.683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148cm" svg:y="3.682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221" draw:text-style-name="P19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222" draw:text-style-name="P19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223" draw:text-style-name="P42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1" draw:layer="layout" svg:width="0.79cm" svg:height="0.687cm" svg:x="7.61cm" svg:y="2.867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1" draw:layer="layout" svg:width="0.842cm" svg:height="0.689cm" svg:x="2.289cm" svg:y="1.366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2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224" draw:text-style-name="P18" draw:layer="layout" svg:width="0.537cm" svg:height="0.537cm" svg:x="11.505cm" svg:y="10.899cm">
                <text:p/>
              </draw:circle>
              <draw:line draw:style-name="gr225" draw:text-style-name="P18" draw:layer="layout" svg:x1="11.915cm" svg:y1="11.168cm" svg:x2="11.63cm" svg:y2="11.168cm">
                <text:p/>
              </draw:line>
              <draw:line draw:style-name="gr226" draw:text-style-name="P18" draw:layer="layout" svg:x1="11.774cm" svg:y1="11.024cm" svg:x2="11.774cm" svg:y2="11.309cm">
                <text:p/>
              </draw:line>
            </draw:g>
            <draw:g>
              <draw:rect draw:style-name="gr227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228" draw:text-style-name="P18" draw:layer="layout" svg:width="0.537cm" svg:height="0.537cm" svg:x="13.806cm" svg:y="10.9cm">
                <text:p/>
              </draw:circle>
              <draw:line draw:style-name="gr229" draw:text-style-name="P18" draw:layer="layout" svg:x1="14.216cm" svg:y1="11.169cm" svg:x2="13.931cm" svg:y2="11.169cm">
                <text:p/>
              </draw:line>
              <draw:line draw:style-name="gr230" draw:text-style-name="P18" draw:layer="layout" svg:x1="14.075cm" svg:y1="11.025cm" svg:x2="14.075cm" svg:y2="11.31cm">
                <text:p/>
              </draw:line>
            </draw:g>
            <draw:g>
              <draw:circle draw:style-name="gr231" draw:text-style-name="P18" draw:layer="layout" svg:width="0.537cm" svg:height="0.537cm" svg:x="16.107cm" svg:y="10.901cm">
                <text:p/>
              </draw:circle>
              <draw:line draw:style-name="gr232" draw:text-style-name="P18" draw:layer="layout" svg:x1="16.517cm" svg:y1="11.17cm" svg:x2="16.232cm" svg:y2="11.17cm">
                <text:p/>
              </draw:line>
              <draw:line draw:style-name="gr233" draw:text-style-name="P18" draw:layer="layout" svg:x1="16.376cm" svg:y1="11.026cm" svg:x2="16.376cm" svg:y2="11.311cm">
                <text:p/>
              </draw:line>
            </draw:g>
            <draw:g>
              <draw:rect draw:style-name="gr234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74cm" svg:x="12.023cm" svg:y="11.745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74cm" svg:x="14.283cm" svg:y="11.745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74cm" svg:x="15.642cm" svg:y="9.989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74cm" svg:x="14.3cm" svg:y="9.989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74cm" svg:x="12.052cm" svg:y="9.989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235" draw:text-style-name="P33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236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237" draw:text-style-name="P18" draw:layer="layout" svg:width="0.45cm" svg:height="0.45cm" svg:x="7.473cm" svg:y="8.691cm">
              <text:p/>
            </draw:circle>
            <draw:line draw:style-name="gr238" draw:text-style-name="P18" draw:layer="layout" svg:x1="7.58cm" svg:y1="8.917cm" svg:x2="7.819cm" svg:y2="8.917cm">
              <text:p/>
            </draw:line>
            <draw:line draw:style-name="gr239" draw:text-style-name="P18" draw:layer="layout" svg:x1="7.697cm" svg:y1="8.796cm" svg:x2="7.697cm" svg:y2="9.035cm">
              <text:p/>
            </draw:line>
          </draw:g>
          <draw:g>
            <draw:rect draw:style-name="gr240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74cm" svg:x="6.932cm" svg:y="10.635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74cm" svg:x="4.916cm" svg:y="10.636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74cm" svg:x="2.14cm" svg:y="9.71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241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242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74cm" svg:x="6.883cm" svg:y="9.523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74cm" svg:x="5.841cm" svg:y="9.523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74cm" svg:x="3.193cm" svg:y="9.423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243" draw:text-style-name="P18" draw:layer="layout" svg:width="0.45cm" svg:height="0.45cm" svg:x="5.438cm" svg:y="8.691cm">
              <text:p/>
            </draw:circle>
            <draw:line draw:style-name="gr244" draw:text-style-name="P18" draw:layer="layout" svg:x1="5.545cm" svg:y1="8.917cm" svg:x2="5.784cm" svg:y2="8.917cm">
              <text:p/>
            </draw:line>
            <draw:line draw:style-name="gr245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246" draw:text-style-name="P18" draw:layer="layout" svg:width="0.45cm" svg:height="0.45cm" svg:x="5.438cm" svg:y="11.591cm">
              <text:p/>
            </draw:circle>
            <draw:line draw:style-name="gr247" draw:text-style-name="P18" draw:layer="layout" svg:x1="5.545cm" svg:y1="11.817cm" svg:x2="5.784cm" svg:y2="11.817cm">
              <text:p/>
            </draw:line>
            <draw:line draw:style-name="gr248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249" draw:text-style-name="P18" draw:layer="layout" svg:width="0.45cm" svg:height="0.45cm" svg:x="2.923cm" svg:y="10.133cm">
              <text:p/>
            </draw:circle>
            <draw:line draw:style-name="gr250" draw:text-style-name="P18" draw:layer="layout" svg:x1="3.03cm" svg:y1="10.359cm" svg:x2="3.269cm" svg:y2="10.359cm">
              <text:p/>
            </draw:line>
            <draw:line draw:style-name="gr251" draw:text-style-name="P18" draw:layer="layout" svg:x1="3.147cm" svg:y1="10.238cm" svg:x2="3.147cm" svg:y2="10.477cm">
              <text:p/>
            </draw:line>
          </draw:g>
          <draw:g>
            <draw:rect draw:style-name="gr252" draw:text-style-name="P33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4" draw:layer="layout" svg:width="0.79cm" svg:height="0.758cm" svg:x="13.089cm" svg:y="13.793cm">
            <text:p text:style-name="P30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4" draw:layer="layout" svg:width="0.79cm" svg:height="0.756cm" svg:x="16.521cm" svg:y="13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253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custom-shape draw:style-name="gr254" draw:text-style-name="P41" draw:layer="layout" svg:width="3.5cm" svg:height="1.245cm" svg:x="14cm" svg:y="16.255cm">
          <text:p text:style-name="P40"><text:span text:style-name="T36">no fixpoint </text:span></text:p>
          <text:p text:style-name="P40"><text:span text:style-name="T36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6" draw:text-style-name="P34" draw:layer="layout" svg:width="0.792cm" svg:height="0.726cm" svg:x="7.388cm" svg:y="13.79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255" draw:text-style-name="P37" draw:layer="layout" svg:width="1.595cm" svg:height="1.338cm" svg:x="8.405cm" svg:y="13.5cm">
              <text:p text:style-name="P8"><text:span text:style-name="T33">z</text:span><text:span text:style-name="T34"> </text:span><text:span text:style-name="T35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6" draw:text-style-name="P34" draw:layer="layout" svg:width="0.792cm" svg:height="0.726cm" svg:x="10.282cm" svg:y="13.8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8" draw:text-style-name="P38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9" draw:text-style-name="P20" draw:layer="layout" svg:x1="11.184cm" svg:y1="3.209cm" svg:x2="11.53cm" svg:y2="3.209cm">
            <text:p/>
          </draw:line>
          <draw:line draw:style-name="gr78" draw:text-style-name="P20" draw:layer="layout" svg:x1="15.567cm" svg:y1="2.135cm" svg:x2="15.567cm" svg:y2="3.169cm">
            <text:p/>
          </draw:line>
          <draw:line draw:style-name="gr78" draw:text-style-name="P20" draw:layer="layout" svg:x1="15.524cm" svg:y1="3.21cm" svg:x2="14.024cm" svg:y2="3.21cm">
            <text:p/>
          </draw:line>
          <draw:line draw:style-name="gr78" draw:text-style-name="P20" draw:layer="layout" svg:x1="13.039cm" svg:y1="3.21cm" svg:x2="11.726cm" svg:y2="3.21cm">
            <text:p/>
          </draw:line>
          <draw:line draw:style-name="gr80" draw:text-style-name="P21" draw:layer="layout" svg:x1="13.071cm" svg:y1="2.732cm" svg:x2="13.071cm" svg:y2="2.595cm">
            <text:p/>
          </draw:line>
          <draw:ellipse draw:style-name="gr87" draw:text-style-name="P22" draw:layer="layout" svg:width="0.131cm" svg:height="0.126cm" svg:x="11.522cm" svg:y="3.152cm">
            <text:p/>
          </draw:ellipse>
          <draw:ellipse draw:style-name="gr82" draw:text-style-name="P22" draw:layer="layout" svg:width="0.131cm" svg:height="0.129cm" svg:x="15.501cm" svg:y="3.15cm">
            <text:p/>
          </draw:ellipse>
          <draw:line draw:style-name="gr79" draw:text-style-name="P20" draw:layer="layout" svg:x1="13.071cm" svg:y1="3.163cm" svg:x2="13.071cm" svg:y2="2.135cm">
            <text:p/>
          </draw:line>
          <draw:line draw:style-name="gr104" draw:text-style-name="P21" draw:layer="layout" svg:x1="15.568cm" svg:y1="3.787cm" svg:x2="15.568cm" svg:y2="3.904cm">
            <text:p/>
          </draw:line>
          <draw:polyline draw:style-name="gr146" draw:text-style-name="P32" draw:layer="layout" svg:width="0.462cm" svg:height="1.258cm" svg:x="10.936cm" svg:y="3.525cm" svg:viewBox="0 0 463 1259" draw:points="0,0 0,1259 0,1259 463,1259">
            <text:p/>
          </draw:polyline>
          <draw:line draw:style-name="gr146" draw:text-style-name="P32" draw:layer="layout" svg:x1="15.57cm" svg:y1="4.417cm" svg:x2="15.57cm" svg:y2="3.025cm">
            <text:p/>
          </draw:line>
          <draw:line draw:style-name="gr78" draw:text-style-name="P20" draw:layer="layout" svg:x1="11.593cm" svg:y1="2.127cm" svg:x2="11.593cm" svg:y2="3.218cm">
            <text:p/>
          </draw:line>
          <draw:line draw:style-name="gr81" draw:text-style-name="P20" draw:layer="layout" svg:x1="14.186cm" svg:y1="3.212cm" svg:x2="14.388cm" svg:y2="3.212cm">
            <text:p/>
          </draw:line>
          <draw:ellipse draw:style-name="gr82" draw:text-style-name="P22" draw:layer="layout" svg:width="0.132cm" svg:height="0.13cm" svg:x="13.005cm" svg:y="3.144cm">
            <text:p/>
          </draw:ellipse>
          <draw:g>
            <draw:rect draw:style-name="gr256" draw:text-style-name="P19" draw:layer="layout" svg:width="0.754cm" svg:height="0.811cm" svg:x="14.38cm" svg:y="2.788cm">
              <text:p text:style-name="P8"><text:span text:style-name="T6">z</text:span><text:span text:style-name="T7"> -1</text:span></text:p>
            </draw:rect>
          </draw:g>
          <draw:g>
            <draw:rect draw:style-name="gr257" draw:text-style-name="P19" draw:layer="layout" svg:width="0.753cm" svg:height="0.811cm" svg:x="11.944cm" svg:y="2.788cm">
              <text:p text:style-name="P8"><text:span text:style-name="T6">z</text:span><text:span text:style-name="T7"> -1</text:span></text:p>
            </draw:rect>
          </draw:g>
          <draw:g>
            <draw:circle draw:style-name="gr258" draw:text-style-name="P18" draw:layer="layout" svg:width="0.565cm" svg:height="0.566cm" svg:x="10.646cm" svg:y="2.928cm">
              <text:p/>
            </draw:circle>
            <draw:line draw:style-name="gr259" draw:text-style-name="P18" draw:layer="layout" svg:x1="10.78cm" svg:y1="3.211cm" svg:x2="11.08cm" svg:y2="3.211cm">
              <text:p/>
            </draw:line>
            <draw:line draw:style-name="gr260" draw:text-style-name="P18" draw:layer="layout" svg:x1="10.928cm" svg:y1="3.06cm" svg:x2="10.928cm" svg:y2="3.36cm">
              <text:p/>
            </draw:line>
          </draw:g>
          <draw:line draw:style-name="gr79" draw:text-style-name="P20" draw:layer="layout" svg:x1="11.624cm" svg:y1="3.209cm" svg:x2="11.955cm" svg:y2="3.209cm">
            <text:p/>
          </draw:line>
          <draw:line draw:style-name="gr79" draw:text-style-name="P20" draw:layer="layout" svg:x1="13.071cm" svg:y1="3.025cm" svg:x2="13.071cm" svg:y2="4.448cm">
            <text:p/>
          </draw:line>
          <draw:line draw:style-name="gr80" draw:text-style-name="P21" draw:layer="layout" svg:x1="11.557cm" svg:y1="2.732cm" svg:x2="11.557cm" svg:y2="2.595cm">
            <text:p/>
          </draw:line>
          <draw:line draw:style-name="gr80" draw:text-style-name="P21" draw:layer="layout" svg:x1="15.567cm" svg:y1="2.732cm" svg:x2="15.567cm" svg:y2="2.595cm">
            <text:p/>
          </draw:line>
          <draw:line draw:style-name="gr104" draw:text-style-name="P21" draw:layer="layout" svg:x1="13.073cm" svg:y1="3.787cm" svg:x2="13.073cm" svg:y2="3.904cm">
            <text:p/>
          </draw:line>
          <draw:frame draw:style-name="gr152" draw:text-style-name="P25" draw:layer="layout" svg:width="0.984cm" svg:height="0.719cm" svg:x="10.747cm" svg:y="2.181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226cm" svg:y="2.18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4.702cm" svg:y="2.183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4.702cm" svg:y="3.624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226cm" svg:y="3.625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124cm" svg:y1="3.217cm" svg:x2="10.627cm" svg:y2="3.217cm">
            <text:p/>
          </draw:line>
          <draw:custom-shape draw:style-name="gr95" draw:text-style-name="P31" draw:layer="layout" svg:width="0.79cm" svg:height="0.688cm" svg:x="9.567cm" svg:y="2.875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278cm" svg:y1="3.217cm" svg:x2="9.567cm" svg:y2="3.217cm">
            <text:p/>
          </draw:line>
          <draw:line draw:style-name="gr78" draw:text-style-name="P20" draw:layer="layout" svg:x1="17.177cm" svg:y1="1.741cm" svg:x2="16.454cm" svg:y2="1.741cm">
            <text:p/>
          </draw:line>
          <draw:custom-shape draw:style-name="gr153" draw:text-style-name="P31" draw:layer="layout" svg:width="0.79cm" svg:height="0.677cm" svg:x="16.064cm" svg:y="1.399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07cm" svg:y1="1.741cm" svg:x2="15.754cm" svg:y2="1.741cm">
            <text:p/>
          </draw:line>
          <draw:g>
            <draw:custom-shape draw:style-name="gr261" draw:text-style-name="P42" draw:layer="layout" svg:width="4.348cm" svg:height="0.7cm" svg:x="11.399cm" svg:y="1.39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2.476cm" svg:y="1.328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117cm" svg:y1="3.209cm" svg:x2="13.448cm" svg:y2="3.209cm">
            <text:p/>
          </draw:line>
          <draw:g>
            <draw:custom-shape draw:style-name="gr262" draw:text-style-name="P42" draw:layer="layout" svg:width="4.348cm" svg:height="0.724cm" svg:x="11.399cm" svg:y="4.44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6" draw:layer="layout" svg:width="0.3cm" svg:height="0.793cm" svg:x="12.476cm" svg:y="4.389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3.484cm" svg:y1="3.207cm" svg:x2="13.984cm" svg:y2="3.207cm">
            <text:p/>
          </draw:line>
          <draw:line draw:style-name="gr97" draw:text-style-name="P20" draw:layer="layout" svg:x1="13.865cm" svg:y1="4.001cm" svg:x2="13.865cm" svg:y2="3.611cm">
            <text:p/>
          </draw:line>
          <draw:line draw:style-name="gr97" draw:text-style-name="P20" draw:layer="layout" svg:x1="13.865cm" svg:y1="2.801cm" svg:x2="13.865cm" svg:y2="2.411cm">
            <text:p/>
          </draw:line>
          <draw:line draw:style-name="gr78" draw:text-style-name="P20" draw:layer="layout" svg:x1="13.867cm" svg:y1="2.119cm" svg:x2="13.867cm" svg:y2="2.525cm">
            <text:p/>
          </draw:line>
          <draw:line draw:style-name="gr79" draw:text-style-name="P20" draw:layer="layout" svg:x1="13.863cm" svg:y1="4.075cm" svg:x2="13.863cm" svg:y2="4.442cm">
            <text:p/>
          </draw:line>
        </draw:g>
        <draw:g>
          <draw:line draw:style-name="gr78" draw:text-style-name="P20" draw:layer="layout" svg:x1="7.958cm" svg:y1="7.421cm" svg:x2="7.648cm" svg:y2="7.421cm">
            <text:p/>
          </draw:line>
          <draw:line draw:style-name="gr79" draw:text-style-name="P20" draw:layer="layout" svg:x1="3.266cm" svg:y1="5.921cm" svg:x2="4.115cm" svg:y2="5.921cm">
            <text:p/>
          </draw:line>
          <draw:polyline draw:style-name="gr78" draw:text-style-name="P20" draw:layer="layout" svg:width="1.399cm" svg:height="1.142cm" svg:x="6.148cm" svg:y="5.916cm" svg:viewBox="0 0 1400 1143" draw:points="1400,1143 1400,0 1400,0 0,0">
            <text:p/>
          </draw:polyline>
          <draw:line draw:style-name="gr78" draw:text-style-name="P20" draw:layer="layout" svg:x1="5.648cm" svg:y1="5.922cm" svg:x2="4.353cm" svg:y2="5.922cm">
            <text:p/>
          </draw:line>
          <draw:ellipse draw:style-name="gr87" draw:text-style-name="P22" draw:layer="layout" svg:width="0.131cm" svg:height="0.126cm" svg:x="4.115cm" svg:y="5.864cm">
            <text:p/>
          </draw:ellipse>
          <draw:line draw:style-name="gr78" draw:text-style-name="P20" draw:layer="layout" svg:x1="4.186cm" svg:y1="7.083cm" svg:x2="4.186cm" svg:y2="5.921cm">
            <text:p/>
          </draw:line>
          <draw:line draw:style-name="gr81" draw:text-style-name="P20" draw:layer="layout" svg:x1="6.313cm" svg:y1="5.932cm" svg:x2="6.515cm" svg:y2="5.932cm">
            <text:p/>
          </draw:line>
          <draw:g>
            <draw:rect draw:style-name="gr263" draw:text-style-name="P19" draw:layer="layout" svg:width="0.754cm" svg:height="0.811cm" svg:x="6.507cm" svg:y="5.5cm">
              <text:p text:style-name="P8"><text:span text:style-name="T6">z</text:span><text:span text:style-name="T7"> -1</text:span></text:p>
            </draw:rect>
          </draw:g>
          <draw:g>
            <draw:rect draw:style-name="gr264" draw:text-style-name="P19" draw:layer="layout" svg:width="0.753cm" svg:height="0.811cm" svg:x="4.571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5.921cm" svg:x2="4.582cm" svg:y2="5.921cm">
            <text:p/>
          </draw:line>
          <draw:line draw:style-name="gr80" draw:text-style-name="P21" draw:layer="layout" svg:x1="7.548cm" svg:y1="6.368cm" svg:x2="7.548cm" svg:y2="6.752cm">
            <text:p/>
          </draw:line>
          <draw:frame draw:style-name="gr90" draw:text-style-name="P25" draw:layer="layout" svg:width="0.556cm" svg:height="0.719cm" svg:x="3.529cm" svg:y="6.3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3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368cm" svg:x2="4.186cm" svg:y2="6.752cm">
            <text:p/>
          </draw:line>
          <draw:custom-shape draw:style-name="gr223" draw:text-style-name="P42" draw:layer="layout" svg:width="3.838cm" svg:height="0.724cm" svg:x="3.81cm" svg:y="7.05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6.999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5.911cm" svg:x2="6.092cm" svg:y2="5.911cm">
            <text:p/>
          </draw:line>
          <draw:custom-shape draw:style-name="gr95" draw:text-style-name="P31" draw:layer="layout" svg:width="0.79cm" svg:height="0.687cm" svg:x="7.958cm" svg:y="7.077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73cm" svg:y1="7.076cm" svg:x2="5.873cm" svg:y2="6.697cm">
            <text:p/>
          </draw:line>
          <draw:custom-shape draw:style-name="gr96" draw:text-style-name="P31" draw:layer="layout" svg:width="0.842cm" svg:height="0.689cm" svg:x="3.037cm" svg:y="5.576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5.921cm" svg:x2="3.037cm" svg:y2="5.921cm">
            <text:p/>
          </draw:line>
          <draw:line draw:style-name="gr97" draw:text-style-name="P20" draw:layer="layout" svg:x1="5.873cm" svg:y1="6.805cm" svg:x2="5.873cm" svg:y2="6.415cm">
            <text:p/>
          </draw:line>
          <draw:line draw:style-name="gr78" draw:text-style-name="P20" draw:layer="layout" svg:x1="9cm" svg:y1="7.421cm" svg:x2="8.741cm" svg:y2="7.421cm">
            <text:p/>
          </draw:line>
        </draw:g>
      </draw:page>
      <draw:page draw:name="page4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3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3" draw:text-style-name="P20" draw:layer="layout" svg:x1="4.485cm" svg:y1="2.312cm" svg:x2="2.815cm" svg:y2="2.312cm">
            <text:p/>
          </draw:line>
          <draw:frame draw:style-name="gr265" draw:text-style-name="P25" draw:layer="layout" svg:width="0.984cm" svg:height="0.574cm" svg:x="0.833cm" svg:y="1.695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266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267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5" draw:layer="layout" svg:width="0.556cm" svg:height="0.719cm" svg:x="2.091cm" svg:y="2.546cm">
            <draw:text-box>
              <text:p text:style-name="P24"><text:span text:style-name="T13">b</text:span><text:span text:style-name="T15">0</text:span></text:p>
            </draw:text-box>
          </draw:frame>
          <draw:frame draw:style-name="gr268" draw:text-style-name="P25" draw:layer="layout" svg:width="0.374cm" svg:height="0.719cm" svg:x="4.05cm" svg:y="2.53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5.891cm" svg:y="2.53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3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3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3" draw:text-style-name="P25" draw:layer="layout" svg:width="0.987cm" svg:height="0.72cm" svg:x="7.313cm" svg:y="4.98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269" draw:text-style-name="P18" draw:layer="layout" svg:width="0.566cm" svg:height="0.566cm" svg:x="6.247cm" svg:y="4.673cm">
                <text:p/>
              </draw:circle>
              <draw:line draw:style-name="gr270" draw:text-style-name="P18" draw:layer="layout" svg:x1="6.381cm" svg:y1="4.956cm" svg:x2="6.681cm" svg:y2="4.956cm">
                <text:p/>
              </draw:line>
              <draw:line draw:style-name="gr271" draw:text-style-name="P18" draw:layer="layout" svg:x1="6.53cm" svg:y1="4.804cm" svg:x2="6.53cm" svg:y2="5.104cm">
                <text:p/>
              </draw:line>
            </draw:g>
            <draw:g>
              <draw:rect draw:style-name="gr272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273" draw:text-style-name="P18" draw:layer="layout" svg:width="0.566cm" svg:height="0.566cm" svg:x="4.25cm" svg:y="4.673cm">
                <text:p/>
              </draw:circle>
              <draw:line draw:style-name="gr274" draw:text-style-name="P18" draw:layer="layout" svg:x1="4.384cm" svg:y1="4.957cm" svg:x2="4.684cm" svg:y2="4.957cm">
                <text:p/>
              </draw:line>
              <draw:line draw:style-name="gr275" draw:text-style-name="P18" draw:layer="layout" svg:x1="4.532cm" svg:y1="4.805cm" svg:x2="4.532cm" svg:y2="5.105cm">
                <text:p/>
              </draw:line>
            </draw:g>
            <draw:g>
              <draw:rect draw:style-name="gr276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2" draw:text-style-name="P25" draw:layer="layout" svg:width="0.984cm" svg:height="0.719cm" svg:x="1.726cm" svg:y="5.639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77" draw:text-style-name="P25" draw:layer="layout" svg:width="0.984cm" svg:height="1.026cm" svg:x="3.664cm" svg:y="5.489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278" draw:text-style-name="P43" draw:layer="layout" svg:width="1.424cm" svg:height="0.776cm" svg:x="5.001cm" svg:y="5.125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</draw:g>
          <draw:g>
            <draw:circle draw:style-name="gr279" draw:text-style-name="P18" draw:layer="layout" svg:width="0.566cm" svg:height="0.566cm" svg:x="4.25cm" svg:y="3.473cm">
              <text:p/>
            </draw:circle>
            <draw:line draw:style-name="gr280" draw:text-style-name="P18" draw:layer="layout" svg:x1="4.384cm" svg:y1="3.757cm" svg:x2="4.684cm" svg:y2="3.757cm">
              <text:p/>
            </draw:line>
            <draw:line draw:style-name="gr281" draw:text-style-name="P18" draw:layer="layout" svg:x1="4.532cm" svg:y1="3.605cm" svg:x2="4.532cm" svg:y2="3.905cm">
              <text:p/>
            </draw:line>
          </draw:g>
          <draw:g>
            <draw:circle draw:style-name="gr282" draw:text-style-name="P18" draw:layer="layout" svg:width="0.566cm" svg:height="0.566cm" svg:x="6.258cm" svg:y="3.473cm">
              <text:p/>
            </draw:circle>
            <draw:line draw:style-name="gr283" draw:text-style-name="P18" draw:layer="layout" svg:x1="6.392cm" svg:y1="3.756cm" svg:x2="6.692cm" svg:y2="3.756cm">
              <text:p/>
            </draw:line>
            <draw:line draw:style-name="gr284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3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285" draw:text-style-name="P29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286" draw:text-style-name="P29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278" draw:text-style-name="P44" draw:layer="layout" svg:width="1.424cm" svg:height="0.776cm" svg:x="4.902cm" svg:y="2.92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265" draw:text-style-name="P25" draw:layer="layout" svg:width="0.984cm" svg:height="0.574cm" svg:x="7.7cm" svg:y="1.67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287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288" draw:text-style-name="P18" draw:layer="layout" svg:width="0.566cm" svg:height="0.566cm" svg:x="9.173cm" svg:y="2.015cm">
                <text:p/>
              </draw:circle>
              <draw:line draw:style-name="gr289" draw:text-style-name="P18" draw:layer="layout" svg:x1="9.307cm" svg:y1="2.298cm" svg:x2="9.607cm" svg:y2="2.298cm">
                <text:p/>
              </draw:line>
              <draw:line draw:style-name="gr290" draw:text-style-name="P18" draw:layer="layout" svg:x1="9.456cm" svg:y1="2.146cm" svg:x2="9.456cm" svg:y2="2.446cm">
                <text:p/>
              </draw:line>
            </draw:g>
            <draw:g>
              <draw:rect draw:style-name="gr291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292" draw:text-style-name="P18" draw:layer="layout" svg:width="0.566cm" svg:height="0.566cm" svg:x="11.076cm" svg:y="2.015cm">
                <text:p/>
              </draw:circle>
              <draw:line draw:style-name="gr293" draw:text-style-name="P18" draw:layer="layout" svg:x1="11.21cm" svg:y1="2.299cm" svg:x2="11.51cm" svg:y2="2.299cm">
                <text:p/>
              </draw:line>
              <draw:line draw:style-name="gr294" draw:text-style-name="P18" draw:layer="layout" svg:x1="11.358cm" svg:y1="2.147cm" svg:x2="11.358cm" svg:y2="2.447cm">
                <text:p/>
              </draw:line>
            </draw:g>
            <draw:g>
              <draw:rect draw:style-name="gr295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2" draw:text-style-name="P25" draw:layer="layout" svg:width="0.984cm" svg:height="0.719cm" svg:x="12.652cm" svg:y="2.981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77" draw:text-style-name="P25" draw:layer="layout" svg:width="0.984cm" svg:height="1.026cm" svg:x="10.49cm" svg:y="2.831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296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278" draw:text-style-name="P43" draw:layer="layout" svg:width="1.424cm" svg:height="0.776cm" svg:x="11.827cm" svg:y="2.467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  <draw:custom-shape draw:style-name="gr297" draw:text-style-name="P29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3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3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298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299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5" draw:layer="layout" svg:width="0.556cm" svg:height="0.719cm" svg:x="8.917cm" svg:y="5.388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268" draw:text-style-name="P25" draw:layer="layout" svg:width="0.374cm" svg:height="0.719cm" svg:x="10.876cm" svg:y="5.373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91" draw:text-style-name="P25" draw:layer="layout" svg:width="0.642cm" svg:height="0.719cm" svg:x="12.717cm" svg:y="5.373cm">
              <draw:text-box>
                <text:p text:style-name="P24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300" draw:text-style-name="P18" draw:layer="layout" svg:width="0.566cm" svg:height="0.566cm" svg:x="11.076cm" svg:y="6.315cm">
                <text:p/>
              </draw:circle>
              <draw:line draw:style-name="gr301" draw:text-style-name="P18" draw:layer="layout" svg:x1="11.21cm" svg:y1="6.599cm" svg:x2="11.51cm" svg:y2="6.599cm">
                <text:p/>
              </draw:line>
              <draw:line draw:style-name="gr302" draw:text-style-name="P18" draw:layer="layout" svg:x1="11.358cm" svg:y1="6.447cm" svg:x2="11.358cm" svg:y2="6.747cm">
                <text:p/>
              </draw:line>
            </draw:g>
            <draw:g>
              <draw:circle draw:style-name="gr303" draw:text-style-name="P18" draw:layer="layout" svg:width="0.566cm" svg:height="0.566cm" svg:x="13.084cm" svg:y="6.315cm">
                <text:p/>
              </draw:circle>
              <draw:line draw:style-name="gr304" draw:text-style-name="P18" draw:layer="layout" svg:x1="13.218cm" svg:y1="6.598cm" svg:x2="13.518cm" svg:y2="6.598cm">
                <text:p/>
              </draw:line>
              <draw:line draw:style-name="gr305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3" draw:text-style-name="P20" draw:layer="layout" svg:x1="13.088cm" svg:y1="6.601cm" svg:x2="11.642cm" svg:y2="6.601cm">
              <text:p/>
            </draw:line>
            <draw:custom-shape draw:style-name="gr306" draw:text-style-name="P29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07" draw:text-style-name="P44" draw:layer="layout" svg:width="1.424cm" svg:height="0.776cm" svg:x="11.728cm" svg:y="5.767cm">
              <draw:text-box>
                <text:p><text:span text:style-name="T40">H</text:span><text:span text:style-name="T41">1 </text:span><text:span text:style-name="T42">(</text:span><text:span text:style-name="T40">z</text:span><text:span text:style-name="T42">)</text:span></text:p>
              </draw:text-box>
            </draw:frame>
          </draw:g>
          <draw:frame draw:style-name="gr123" draw:text-style-name="P25" draw:layer="layout" svg:width="0.987cm" svg:height="0.72cm" svg:x="13.909cm" svg:y="5.878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265" draw:text-style-name="P25" draw:layer="layout" svg:width="0.984cm" svg:height="0.574cm" svg:x="14.3cm" svg:y="1.67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308" draw:text-style-name="P18" draw:layer="layout" svg:width="0.566cm" svg:height="0.566cm" svg:x="15.226cm" svg:y="2.003cm">
              <text:p/>
            </draw:circle>
            <draw:line draw:style-name="gr309" draw:text-style-name="P18" draw:layer="layout" svg:x1="15.36cm" svg:y1="2.286cm" svg:x2="15.66cm" svg:y2="2.286cm">
              <text:p/>
            </draw:line>
            <draw:line draw:style-name="gr310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2" draw:text-style-name="P25" draw:layer="layout" svg:width="0.984cm" svg:height="0.719cm" svg:x="18.615cm" svg:y="2.988cm">
            <draw:text-box>
              <text:p text:style-name="P24"><text:span text:style-name="T13">-a</text:span><text:span text:style-name="T15">2</text:span></text:p>
            </draw:text-box>
          </draw:frame>
          <draw:frame draw:style-name="gr277" draw:text-style-name="P25" draw:layer="layout" svg:width="0.984cm" svg:height="1.026cm" svg:x="16.543cm" svg:y="2.819cm">
            <draw:text-box>
              <text:p text:style-name="P24"><text:span text:style-name="T13">-a</text:span><text:span text:style-name="T15">1</text:span></text:p>
            </draw:text-box>
          </draw:frame>
          <draw:frame draw:style-name="gr278" draw:text-style-name="P43" draw:layer="layout" svg:width="1.424cm" svg:height="0.776cm" svg:x="17.88cm" svg:y="2.455cm">
            <draw:text-box>
              <text:p><text:span text:style-name="T37">H</text:span><text:span text:style-name="T38">2 </text:span><text:span text:style-name="T39">(</text:span><text:span text:style-name="T37">z</text:span><text:span text:style-name="T39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287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3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3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311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312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5" draw:layer="layout" svg:width="0.556cm" svg:height="0.719cm" svg:x="14.97cm" svg:y="3.976cm">
            <draw:text-box>
              <text:p text:style-name="P24"><text:span text:style-name="T13">b</text:span><text:span text:style-name="T15">0</text:span></text:p>
            </draw:text-box>
          </draw:frame>
          <draw:frame draw:style-name="gr268" draw:text-style-name="P25" draw:layer="layout" svg:width="0.374cm" svg:height="0.719cm" svg:x="16.929cm" svg:y="3.96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18.77cm" svg:y="3.96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313" draw:text-style-name="P18" draw:layer="layout" svg:width="0.566cm" svg:height="0.566cm" svg:x="17.129cm" svg:y="4.903cm">
              <text:p/>
            </draw:circle>
            <draw:line draw:style-name="gr314" draw:text-style-name="P18" draw:layer="layout" svg:x1="17.263cm" svg:y1="5.187cm" svg:x2="17.563cm" svg:y2="5.187cm">
              <text:p/>
            </draw:line>
            <draw:line draw:style-name="gr315" draw:text-style-name="P18" draw:layer="layout" svg:x1="17.411cm" svg:y1="5.035cm" svg:x2="17.411cm" svg:y2="5.335cm">
              <text:p/>
            </draw:line>
          </draw:g>
          <draw:g>
            <draw:circle draw:style-name="gr316" draw:text-style-name="P18" draw:layer="layout" svg:width="0.566cm" svg:height="0.566cm" svg:x="19.137cm" svg:y="4.903cm">
              <text:p/>
            </draw:circle>
            <draw:line draw:style-name="gr317" draw:text-style-name="P18" draw:layer="layout" svg:x1="19.271cm" svg:y1="5.186cm" svg:x2="19.571cm" svg:y2="5.186cm">
              <text:p/>
            </draw:line>
            <draw:line draw:style-name="gr318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3" draw:text-style-name="P20" draw:layer="layout" svg:x1="19.141cm" svg:y1="5.189cm" svg:x2="17.695cm" svg:y2="5.189cm">
            <text:p/>
          </draw:line>
          <draw:frame draw:style-name="gr307" draw:text-style-name="P44" draw:layer="layout" svg:width="1.424cm" svg:height="0.776cm" svg:x="17.781cm" svg:y="4.35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3" draw:text-style-name="P25" draw:layer="layout" svg:width="0.987cm" svg:height="0.72cm" svg:x="19.662cm" svg:y="4.466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20.5cm" svg:y1="5.186cm" svg:x2="19.703cm" svg:y2="5.186cm">
            <text:p/>
          </draw:line>
          <draw:g>
            <draw:circle draw:style-name="gr319" draw:text-style-name="P18" draw:layer="layout" svg:width="0.566cm" svg:height="0.566cm" svg:x="17.129cm" svg:y="2.003cm">
              <text:p/>
            </draw:circle>
            <draw:line draw:style-name="gr320" draw:text-style-name="P18" draw:layer="layout" svg:x1="17.263cm" svg:y1="2.287cm" svg:x2="17.563cm" svg:y2="2.287cm">
              <text:p/>
            </draw:line>
            <draw:line draw:style-name="gr321" draw:text-style-name="P18" draw:layer="layout" svg:x1="17.411cm" svg:y1="2.135cm" svg:x2="17.411cm" svg:y2="2.435cm">
              <text:p/>
            </draw:line>
          </draw:g>
          <draw:line draw:style-name="gr296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ian Münker</meta:initial-creator>
    <meta:creation-date>2011-03-30T15:43:59.33</meta:creation-date>
    <dc:date>2021-10-29T17:59:26.352000000</dc:date>
    <meta:editing-duration>P13DT2H27M25S</meta:editing-duration>
    <meta:editing-cycles>166</meta:editing-cycles>
    <meta:generator>LibreOffice/7.1.6.2$Windows_X86_64 LibreOffice_project/0e133318fcee89abacd6a7d077e292f1145735c3</meta:generator>
    <meta:document-statistic meta:object-count="1135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3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4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